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118in"/>
    </style:style>
    <style:style style:name="co3" style:family="table-column">
      <style:table-column-properties fo:break-before="auto" style:column-width="3.6217in"/>
    </style:style>
    <style:style style:name="co4" style:family="table-column">
      <style:table-column-properties fo:break-before="auto" style:column-width="3.607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rain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1014" table:default-cell-style-name="Default"/>
        <table:table-row table:style-name="ro4">
          <table:table-cell table:style-name="ce1" office:value-type="string">
            <text:p>Index</text:p>
          </table:table-cell>
          <table:table-cell table:style-name="ce1" office:value-type="string">
            <text:p>PDB ID</text:p>
          </table:table-cell>
          <table:table-cell table:style-name="ce1" office:value-type="string">
            <text:p>UniProt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Organism</text:p>
          </table:table-cell>
          <table:table-cell table:style-name="ce1" office:value-type="string">
            <text:p>Chains used</text:p>
          </table:table-cell>
          <table:table-cell table:style-name="ce1" office:value-type="string">
            <text:p>No residues</text:p>
          </table:table-cell>
          <table:table-cell table:style-name="ce1" office:value-type="string">
            <text:p>No pockets</text:p>
          </table:table-cell>
          <table:table-cell table:style-name="ce1" office:value-type="string">
            <text:p>Active site residues</text:p>
          </table:table-cell>
          <table:table-cell table:style-name="ce1" office:value-type="string">
            <text:p>Allosteric site residues</text:p>
          </table:table-cell>
          <table:table-cell table:style-name="ce1" table:number-columns-repeated="101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2Y0P</text:p>
          </table:table-cell>
          <table:table-cell table:style-name="ce2" office:value-type="string">
            <text:p>A0R2B1</text:p>
          </table:table-cell>
          <table:table-cell office:value-type="string">
            <text:p>Multifunctional 2-oxoglutarate metabolism enzyme </text:p>
          </table:table-cell>
          <table:table-cell office:value-type="string">
            <text:p>Mycobacterium smegmatis</text:p>
          </table:table-cell>
          <table:table-cell table:style-name="ce2" office:value-type="string">
            <text:p>A</text:p>
          </table:table-cell>
          <table:table-cell table:style-name="ce2" office:value-type="float" office:value="847">
            <text:p>847</text:p>
          </table:table-cell>
          <table:table-cell table:style-name="ce2" office:value-type="float" office:value="36">
            <text:p>36</text:p>
          </table:table-cell>
          <table:table-cell office:value-type="string">
            <text:p>645A,604A,579A,1020A,678A,539A,976A,540A,952A,680A</text:p>
          </table:table-cell>
          <table:table-cell office:value-type="string">
            <text:p>1058A,1092A,1060A,1054A,830A,1038A,1147A,1142A,1062A,1145A,827A,1037A,822A,1035A,1149A,1146A,1148A,1150A</text:p>
          </table:table-cell>
          <table:table-cell table:number-columns-repeated="1014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2RDE</text:p>
          </table:table-cell>
          <table:table-cell table:style-name="ce2" office:value-type="string">
            <text:p>A5F1K1</text:p>
          </table:table-cell>
          <table:table-cell office:value-type="string">
            <text:p>Uncharacterized protein</text:p>
          </table:table-cell>
          <table:table-cell office:value-type="string">
            <text:p>Vibrio cholerae serotype O1</text:p>
          </table:table-cell>
          <table:table-cell table:style-name="ce2" office:value-type="string">
            <text:p>A</text:p>
          </table:table-cell>
          <table:table-cell table:style-name="ce2" office:value-type="float" office:value="587">
            <text:p>587</text:p>
          </table:table-cell>
          <table:table-cell table:style-name="ce2" office:value-type="float" office:value="10">
            <text:p>10</text:p>
          </table:table-cell>
          <table:table-cell office:value-type="string">
            <text:p>137A,168A,136A,140A,165A,138A,139A,167A,163A,162A,164A,166A,208A</text:p>
          </table:table-cell>
          <table:table-cell office:value-type="string">
            <text:p>219A,169A,207A,220A,221A,96A,135A</text:p>
          </table:table-cell>
          <table:table-cell table:number-columns-repeated="1014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3PJG</text:p>
          </table:table-cell>
          <table:table-cell table:style-name="ce2" office:value-type="string">
            <text:p>C4XAX5</text:p>
          </table:table-cell>
          <table:table-cell office:value-type="string">
            <text:p>UDP-glucose 6-dehydrogenase</text:p>
          </table:table-cell>
          <table:table-cell office:value-type="string">
            <text:p>Klebsiella pneumoniae subsp. pneumoniae NTUH-K2044</text:p>
          </table:table-cell>
          <table:table-cell table:style-name="ce2" office:value-type="string">
            <text:p>A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9">
            <text:p>9</text:p>
          </table:table-cell>
          <table:table-cell office:value-type="string">
            <text:p>165A,41A,279A,91A,36A,15A,346A,131A</text:p>
          </table:table-cell>
          <table:table-cell office:value-type="string">
            <text:p>326A,319A,345A,323A,259A,320A,256A,324A,257A,322A,284A</text:p>
          </table:table-cell>
          <table:table-cell table:number-columns-repeated="1014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4AW0</text:p>
          </table:table-cell>
          <table:table-cell table:style-name="ce2" office:value-type="string">
            <text:p>O15530</text:p>
          </table:table-cell>
          <table:table-cell office:value-type="string">
            <text:p>3-phosphoinositide-dependent protein kinase 1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1">
            <text:p>11</text:p>
          </table:table-cell>
          <table:table-cell office:value-type="string">
            <text:p>160A,92A,166A,94A</text:p>
          </table:table-cell>
          <table:table-cell office:value-type="string">
            <text:p>124A,149A,148A,150A,156A,157A,155A,128A,131A,119A,127A,76A,115A,118A</text:p>
          </table:table-cell>
          <table:table-cell table:number-columns-repeated="1014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1XJF</text:p>
          </table:table-cell>
          <table:table-cell table:style-name="ce2" office:value-type="string">
            <text:p>O33839</text:p>
          </table:table-cell>
          <table:table-cell office:value-type="string">
            <text:p>Ribonucleotide reductase</text:p>
          </table:table-cell>
          <table:table-cell office:value-type="string">
            <text:p>Thermotoga maritima</text:p>
          </table:table-cell>
          <table:table-cell table:style-name="ce2" office:value-type="string">
            <text:p>A,B</text:p>
          </table:table-cell>
          <table:table-cell table:style-name="ce2" office:value-type="float" office:value="1230">
            <text:p>1230</text:p>
          </table:table-cell>
          <table:table-cell table:style-name="ce2" office:value-type="float" office:value="37">
            <text:p>37</text:p>
          </table:table-cell>
          <table:table-cell office:value-type="string">
            <text:p>333B,333A,320B,320A,134A,134B,322A,322B</text:p>
          </table:table-cell>
          <table:table-cell office:value-type="string">
            <text:p>200B,202B,141A,185A,146A,190A,142A,171A,183A,177A,180A,143A,158B,178A,179A,201B,184A</text:p>
          </table:table-cell>
          <table:table-cell table:number-columns-repeated="1014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4P3H</text:p>
          </table:table-cell>
          <table:table-cell table:style-name="ce2" office:value-type="string">
            <text:p>O36607</text:p>
          </table:table-cell>
          <table:table-cell office:value-type="string">
            <text:p>KSHV protease</text:p>
          </table:table-cell>
          <table:table-cell office:value-type="string">
            <text:p>Human herpesvirus 8</text:p>
          </table:table-cell>
          <table:table-cell table:style-name="ce2" office:value-type="string">
            <text:p>A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6">
            <text:p>6</text:p>
          </table:table-cell>
          <table:table-cell office:value-type="string">
            <text:p>63A,156A,165A,163A,132A,134A,135A,133A</text:p>
          </table:table-cell>
          <table:table-cell office:value-type="string">
            <text:p>192A,193A,83A,110A,80A,189A,139A,105A,90A,109A,79A,106A,44A,76A</text:p>
          </table:table-cell>
          <table:table-cell table:number-columns-repeated="1014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3KGF</text:p>
          </table:table-cell>
          <table:table-cell table:style-name="ce2" office:value-type="string">
            <text:p>O53512</text:p>
          </table:table-cell>
          <table:table-cell office:value-type="string">
            <text:p>Phospho-2-dehydro-3-deoxyheptonate aldolase AroG </text:p>
          </table:table-cell>
          <table:table-cell office:value-type="string">
            <text:p>Mycobacterium tuberculosis</text:p>
          </table:table-cell>
          <table:table-cell table:style-name="ce2" office:value-type="string">
            <text:p>A,B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28">
            <text:p>28</text:p>
          </table:table-cell>
          <table:table-cell office:value-type="string">
            <text:p>306B,306A,283B,283A,248B,337B,337A,248A</text:p>
          </table:table-cell>
          <table:table-cell office:value-type="string">
            <text:p>111A,192A,6B,173B,238A,194A,110A,92A,240A,91A,174A,175A,237A,171A,123A,3B,241A,178A,107A,55B,5B</text:p>
          </table:table-cell>
          <table:table-cell table:number-columns-repeated="1014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4BO2</text:p>
          </table:table-cell>
          <table:table-cell table:style-name="ce2" office:value-type="string">
            <text:p>O54438</text:p>
          </table:table-cell>
          <table:table-cell office:value-type="string">
            <text:p>3-oxoacyl-[acyl-carrier-protein] reductase FabG </text:p>
          </table:table-cell>
          <table:table-cell office:value-type="string">
            <text:p>Pseudomonas aeruginosa</text:p>
          </table:table-cell>
          <table:table-cell table:style-name="ce2" office:value-type="string">
            <text:p>A,B</text:p>
          </table:table-cell>
          <table:table-cell table:style-name="ce2" office:value-type="float" office:value="473">
            <text:p>473</text:p>
          </table:table-cell>
          <table:table-cell table:style-name="ce2" office:value-type="float" office:value="11">
            <text:p>11</text:p>
          </table:table-cell>
          <table:table-cell office:value-type="string">
            <text:p>37A,37B,189A,17A,89A,63B,63A,89B,14B,14A,154B,154A,158B,185A,185B,158A,192A,192B,187B,187A,17B,189B,15A,62B,62A,15B</text:p>
          </table:table-cell>
          <table:table-cell office:value-type="string">
            <text:p>111A,111B,159A,110A,156A,156B,114B,160A,163B,114A,164A,160B,164B,106A,110B,106B,107B,163A,107A</text:p>
          </table:table-cell>
          <table:table-cell table:number-columns-repeated="1014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string">
            <text:p>4HSG</text:p>
          </table:table-cell>
          <table:table-cell table:style-name="ce2" office:value-type="string">
            <text:p>O60678</text:p>
          </table:table-cell>
          <table:table-cell office:value-type="string">
            <text:p>Protein arginine N-methyltransferase 3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98">
            <text:p>298</text:p>
          </table:table-cell>
          <table:table-cell table:style-name="ce2" office:value-type="float" office:value="7">
            <text:p>7</text:p>
          </table:table-cell>
          <table:table-cell office:value-type="string">
            <text:p>277A,328A,299A</text:p>
          </table:table-cell>
          <table:table-cell office:value-type="string">
            <text:p>389A,396A,420A,422A,392A,387A,503A,393A,466A,467A,424A</text:p>
          </table:table-cell>
          <table:table-cell table:number-columns-repeated="1014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3PTZ</text:p>
          </table:table-cell>
          <table:table-cell table:style-name="ce2" office:value-type="string">
            <text:p>O60701</text:p>
          </table:table-cell>
          <table:table-cell office:value-type="string">
            <text:p>UDP-glucose 6-dehydrogenase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915">
            <text:p>915</text:p>
          </table:table-cell>
          <table:table-cell table:style-name="ce2" office:value-type="float" office:value="27">
            <text:p>27</text:p>
          </table:table-cell>
          <table:table-cell office:value-type="string">
            <text:p>165A,41A,41B,279B,36B,279A,91A,36A,15A,165B,15B,346B,346A,131A,91B,131B</text:p>
          </table:table-cell>
          <table:table-cell office:value-type="string">
            <text:p>267A,442A,260B,220A,266A,224A,269A,339A,163A,162A,164A,273A,272A,277A,227A,265A,231A,276A,338A,161A</text:p>
          </table:table-cell>
          <table:table-cell table:number-columns-repeated="1014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3UO9</text:p>
          </table:table-cell>
          <table:table-cell table:style-name="ce2" office:value-type="string">
            <text:p>O94925</text:p>
          </table:table-cell>
          <table:table-cell office:value-type="string">
            <text:p>Glutaminase kidney isoform, mitochondrial </text:p>
          </table:table-cell>
          <table:table-cell office:value-type="string">
            <text:p>Homo sapiens</text:p>
          </table:table-cell>
          <table:table-cell table:style-name="ce2" office:value-type="string">
            <text:p>A,B,D</text:p>
          </table:table-cell>
          <table:table-cell table:style-name="ce2" office:value-type="float" office:value="1220">
            <text:p>1220</text:p>
          </table:table-cell>
          <table:table-cell table:style-name="ce2" office:value-type="float" office:value="34">
            <text:p>34</text:p>
          </table:table-cell>
          <table:table-cell office:value-type="string">
            <text:p>335D,335A,335B,484D,484A,484B,381B,286A,286B,381A,286D,381D,466D,414D,414A,466A,466B,414B</text:p>
          </table:table-cell>
          <table:table-cell office:value-type="string">
            <text:p>324B,321B,327A,317D,394B,323B,323A,321A,320A,394A,325A,324A,322B,322A,325B,320B</text:p>
          </table:table-cell>
          <table:table-cell table:number-columns-repeated="1014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office:value-type="string">
            <text:p>4MBS</text:p>
          </table:table-cell>
          <table:table-cell table:style-name="ce2" office:value-type="string">
            <text:p>P00268</text:p>
          </table:table-cell>
          <table:table-cell office:value-type="string">
            <text:p>Rubredoxin </text:p>
          </table:table-cell>
          <table:table-cell office:value-type="string">
            <text:p>Clostridium pasteurianum</text:p>
          </table:table-cell>
          <table:table-cell table:style-name="ce2" office:value-type="string">
            <text:p>A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6">
            <text:p>6</text:p>
          </table:table-cell>
          <table:table-cell office:value-type="string">
            <text:p>1039A,1009A,1006A,1042A</text:p>
          </table:table-cell>
          <table:table-cell office:value-type="string">
            <text:p>195A,255A,37A,279A,251A,283A,191A,259A,89A,287A,284A,109A,108A,198A,86A,112A,194A,182A,248A</text:p>
          </table:table-cell>
          <table:table-cell table:number-columns-repeated="1014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2LDB</text:p>
          </table:table-cell>
          <table:table-cell table:style-name="ce2" office:value-type="string">
            <text:p>P00344</text:p>
          </table:table-cell>
          <table:table-cell office:value-type="string">
            <text:p>L-lactate dehydrogenase </text:p>
          </table:table-cell>
          <table:table-cell office:value-type="string">
            <text:p>Geobacillus stearothermophilus</text:p>
          </table:table-cell>
          <table:table-cell table:style-name="ce2" office:value-type="string">
            <text:p>B,C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23">
            <text:p>23</text:p>
          </table:table-cell>
          <table:table-cell office:value-type="string">
            <text:p>136B,53B,29B,29C,138B,138C,96B,96C,53C,136C,193C,193B,30B,30C,137C,137B,52B,52C,98B,251B,31B,251C,161B,161C,247C,247B,31C,98C</text:p>
          </table:table-cell>
          <table:table-cell office:value-type="string">
            <text:p>171C,186C,186B,183C,207B,269C,269B,183B,171B,184C,184B</text:p>
          </table:table-cell>
          <table:table-cell table:number-columns-repeated="1014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3ETE</text:p>
          </table:table-cell>
          <table:table-cell table:style-name="ce2" office:value-type="string">
            <text:p>P00366</text:p>
          </table:table-cell>
          <table:table-cell office:value-type="string">
            <text:p>Glutamate dehydrogenase 1, mitochondrial </text:p>
          </table:table-cell>
          <table:table-cell office:value-type="string">
            <text:p>Bos taurus</text:p>
          </table:table-cell>
          <table:table-cell table:style-name="ce2" office:value-type="string">
            <text:p>A,B,E</text:p>
          </table:table-cell>
          <table:table-cell table:style-name="ce2" office:value-type="float" office:value="1485">
            <text:p>1485</text:p>
          </table:table-cell>
          <table:table-cell table:style-name="ce2" office:value-type="float" office:value="52">
            <text:p>52</text:p>
          </table:table-cell>
          <table:table-cell office:value-type="string">
            <text:p>168A,168B,168E,92A,92B,92E,90B,90A,90E,381B,381A,381E,211A,211B,211E,114B,114A,114E,126B,126A,349E,349B,126E,349A</text:p>
          </table:table-cell>
          <table:table-cell office:value-type="string">
            <text:p>186E,147A,206A,212A,150A,388A,185A,86B,491B,257A,186A,450A,446A,121B,262A,258A,387A,488B,393A,115B,217A,391A,150E,146A,205A,154E,181A,85B,213A,195A,119B,142A,187E,187A,189E,190E,116B,190A,392A,261A,292A,265A,120B</text:p>
          </table:table-cell>
          <table:table-cell table:number-columns-repeated="1014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4MRA</text:p>
          </table:table-cell>
          <table:table-cell table:style-name="ce2" office:value-type="string">
            <text:p>P00489</text:p>
          </table:table-cell>
          <table:table-cell office:value-type="string">
            <text:p>Glycogen phosphorylase, muscle form </text:p>
          </table:table-cell>
          <table:table-cell office:value-type="string">
            <text:p>Oryctolagus cuniculus</text:p>
          </table:table-cell>
          <table:table-cell table:style-name="ce2" office:value-type="string">
            <text:p>A</text:p>
          </table:table-cell>
          <table:table-cell table:style-name="ce2" office:value-type="float" office:value="806">
            <text:p>806</text:p>
          </table:table-cell>
          <table:table-cell table:style-name="ce2" office:value-type="float" office:value="27">
            <text:p>27</text:p>
          </table:table-cell>
          <table:table-cell office:value-type="string">
            <text:p>377A,675A,484A,672A,284A</text:p>
          </table:table-cell>
          <table:table-cell office:value-type="string">
            <text:p>124A,552A,551A,495A,548A,121A,655A,545A,544A</text:p>
          </table:table-cell>
          <table:table-cell table:number-columns-repeated="1014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3PYY</text:p>
          </table:table-cell>
          <table:table-cell table:style-name="ce2" office:value-type="string">
            <text:p>P00519</text:p>
          </table:table-cell>
          <table:table-cell office:value-type="string">
            <text:p>Tyrosine-protein kinase ABL1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12">
            <text:p>12</text:p>
          </table:table-cell>
          <table:table-cell office:value-type="string">
            <text:p>400A,334A,379A,337A,305A</text:p>
          </table:table-cell>
          <table:table-cell office:value-type="string">
            <text:p>482A,448A,481A,360A,484A,359A,356A,487A,483A,451A,452A,363A</text:p>
          </table:table-cell>
          <table:table-cell table:number-columns-repeated="1014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1KZ8</text:p>
          </table:table-cell>
          <table:table-cell table:style-name="ce2" office:value-type="string">
            <text:p>P00636</text:p>
          </table:table-cell>
          <table:table-cell office:value-type="string">
            <text:p>Fructose-1,6-bisphosphatase 1 </text:p>
          </table:table-cell>
          <table:table-cell office:value-type="string">
            <text:p>Sus scrofa</text:p>
          </table:table-cell>
          <table:table-cell table:style-name="ce2" office:value-type="string">
            <text:p>A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7">
            <text:p>7</text:p>
          </table:table-cell>
          <table:table-cell office:value-type="string">
            <text:p>274A,215A,275A,269A,212A,244A,246A,247A,264A,243A,248A</text:p>
          </table:table-cell>
          <table:table-cell office:value-type="string">
            <text:p>73A,47A,52A,53A,72A,51A,50A,56A,76A,55A,70A,71A</text:p>
          </table:table-cell>
          <table:table-cell table:number-columns-repeated="1014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office:value-type="string">
            <text:p>11BG</text:p>
          </table:table-cell>
          <table:table-cell table:style-name="ce2" office:value-type="string">
            <text:p>P00669</text:p>
          </table:table-cell>
          <table:table-cell office:value-type="string">
            <text:p>Seminal ribonuclease </text:p>
          </table:table-cell>
          <table:table-cell office:value-type="string">
            <text:p>Bos taurus</text:p>
          </table:table-cell>
          <table:table-cell table:style-name="ce2" office:value-type="string">
            <text:p>A,B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0">
            <text:p>10</text:p>
          </table:table-cell>
          <table:table-cell office:value-type="string">
            <text:p>12A,39A,24A,123B,85A,24B,12B,67A,66A,123A,85B,45A,45B,39B,33A,66B,67B,33B</text:p>
          </table:table-cell>
          <table:table-cell office:value-type="string">
            <text:p>32B,27A,28A,14A,95A,94A</text:p>
          </table:table-cell>
          <table:table-cell table:number-columns-repeated="1014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2" office:value-type="string">
            <text:p>4OO9</text:p>
          </table:table-cell>
          <table:table-cell table:style-name="ce2" office:value-type="string">
            <text:p>P00720</text:p>
          </table:table-cell>
          <table:table-cell office:value-type="string">
            <text:p>Endolysin </text:p>
          </table:table-cell>
          <table:table-cell office:value-type="string">
            <text:p>Enterobacteria phage T4</text:p>
          </table:table-cell>
          <table:table-cell table:style-name="ce2" office:value-type="string">
            <text:p>A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14">
            <text:p>14</text:p>
          </table:table-cell>
          <table:table-cell office:value-type="string">
            <text:p>1020A,1011A</text:p>
          </table:table-cell>
          <table:table-cell office:value-type="string">
            <text:p>785A,743A,751A,788A,624A,625A,802A,740A,805A,813A,744A,659A,658A,810A,655A,654A,747A,651A,809A,806A</text:p>
          </table:table-cell>
          <table:table-cell table:number-columns-repeated="1014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2" office:value-type="string">
            <text:p>3PMA</text:p>
          </table:table-cell>
          <table:table-cell table:style-name="ce2" office:value-type="string">
            <text:p>P00735</text:p>
          </table:table-cell>
          <table:table-cell office:value-type="string">
            <text:p>Prothrombin </text:p>
          </table:table-cell>
          <table:table-cell office:value-type="string">
            <text:p>Bos taurus</text:p>
          </table:table-cell>
          <table:table-cell table:style-name="ce2" office:value-type="string">
            <text:p>B,D</text:p>
          </table:table-cell>
          <table:table-cell table:style-name="ce2" office:value-type="float" office:value="447">
            <text:p>447</text:p>
          </table:table-cell>
          <table:table-cell table:style-name="ce2" office:value-type="float" office:value="17">
            <text:p>17</text:p>
          </table:table-cell>
          <table:table-cell office:value-type="string">
            <text:p>54B,192B,186B,192D,186D,54D,216D,211B,211D,216B,213D,213B</text:p>
          </table:table-cell>
          <table:table-cell office:value-type="string">
            <text:p>240D,125B,241D,235B,237D,239B,232B,89D,244D,245D,126B,87D</text:p>
          </table:table-cell>
          <table:table-cell table:number-columns-repeated="1014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2" office:value-type="string">
            <text:p>1I7S</text:p>
          </table:table-cell>
          <table:table-cell table:style-name="ce2" office:value-type="string">
            <text:p>P00897</text:p>
          </table:table-cell>
          <table:table-cell office:value-type="string">
            <text:p>Anthranilate synthase component 1 </text:p>
          </table:table-cell>
          <table:table-cell office:value-type="string">
            <text:p>Serratia marcescens</text:p>
          </table:table-cell>
          <table:table-cell table:style-name="ce2" office:value-type="string">
            <text:p>A,C</text:p>
          </table:table-cell>
          <table:table-cell table:style-name="ce2" office:value-type="float" office:value="1022">
            <text:p>1022</text:p>
          </table:table-cell>
          <table:table-cell table:style-name="ce2" office:value-type="float" office:value="42">
            <text:p>42</text:p>
          </table:table-cell>
          <table:table-cell office:value-type="string">
            <text:p>449C,449A,469A,469C,483A,483C</text:p>
          </table:table-cell>
          <table:table-cell office:value-type="string">
            <text:p>38A,39A,465A,40A,454A,49A,50A,291A,463A,292A,455A,453A,293A</text:p>
          </table:table-cell>
          <table:table-cell table:number-columns-repeated="1014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office:value-type="string">
            <text:p>1CE8</text:p>
          </table:table-cell>
          <table:table-cell table:style-name="ce2" office:value-type="string">
            <text:p>P00968</text:p>
          </table:table-cell>
          <table:table-cell office:value-type="string">
            <text:p>Carbamoyl-phosphate synthase large chain 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6">
            <text:p>36</text:p>
          </table:table-cell>
          <table:table-cell office:value-type="string">
            <text:p>829A,241A,129A,215A,786A,169A,788A,754A,210A,176A,761A,756A,285A,299A,243A,208A,841A,715A</text:p>
          </table:table-cell>
          <table:table-cell office:value-type="string">
            <text:p>994A,893A,895A,1039A,976A,974A,1026A,1001A,1042A,1040A,1015A,1017A,1028A,892A,993A,949A,995A,954A,975A,1025A,783A,791A,977A,793A,1030A,1041A,907A,1029A,948A,1016A</text:p>
          </table:table-cell>
          <table:table-cell table:number-columns-repeated="1014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2" office:value-type="string">
            <text:p>3KCG</text:p>
          </table:table-cell>
          <table:table-cell table:style-name="ce2" office:value-type="string">
            <text:p>P01008</text:p>
          </table:table-cell>
          <table:table-cell office:value-type="string">
            <text:p>Antithrombin-III </text:p>
          </table:table-cell>
          <table:table-cell office:value-type="string">
            <text:p>Homo sapiens</text:p>
          </table:table-cell>
          <table:table-cell table:style-name="ce2" office:value-type="string">
            <text:p>H,I</text:p>
          </table:table-cell>
          <table:table-cell table:style-name="ce2" office:value-type="float" office:value="646">
            <text:p>646</text:p>
          </table:table-cell>
          <table:table-cell table:style-name="ce2" office:value-type="float" office:value="25">
            <text:p>25</text:p>
          </table:table-cell>
          <table:table-cell office:value-type="string">
            <text:p>283I,193H,195H,379I,196H,377I,102H</text:p>
          </table:table-cell>
          <table:table-cell office:value-type="string">
            <text:p>112I,121I,48I,43I,12I,13I,47I,11I,113I,125I,45I,44I,129I,114I,122I</text:p>
          </table:table-cell>
          <table:table-cell table:number-columns-repeated="1014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2" office:value-type="string">
            <text:p>2D5X</text:p>
          </table:table-cell>
          <table:table-cell table:style-name="ce2" office:value-type="string">
            <text:p>P02062</text:p>
          </table:table-cell>
          <table:table-cell office:value-type="string">
            <text:p>Hemoglobin subunit beta </text:p>
          </table:table-cell>
          <table:table-cell office:value-type="string">
            <text:p>Equus caballus</text:p>
          </table:table-cell>
          <table:table-cell table:style-name="ce2" office:value-type="string">
            <text:p>A,B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11">
            <text:p>11</text:p>
          </table:table-cell>
          <table:table-cell office:value-type="string">
            <text:p>63B,87A,92B,58A</text:p>
          </table:table-cell>
          <table:table-cell office:value-type="string">
            <text:p>37B,35B,103A,100A,36A,105B,99A,130A,126A,108B</text:p>
          </table:table-cell>
          <table:table-cell table:number-columns-repeated="1014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office:value-type="string">
            <text:p>1EFA</text:p>
          </table:table-cell>
          <table:table-cell table:style-name="ce2" office:value-type="string">
            <text:p>P03023</text:p>
          </table:table-cell>
          <table:table-cell office:value-type="string">
            <text:p>Lactose operon repressor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13">
            <text:p>13</text:p>
          </table:table-cell>
          <table:table-cell office:value-type="string">
            <text:p>56A,57A,54A,53A</text:p>
          </table:table-cell>
          <table:table-cell office:value-type="string">
            <text:p>73A,149A,148A,291A,125A,293A,193A,220A,75A,274A,246A,79A,76A,197A,161A</text:p>
          </table:table-cell>
          <table:table-cell table:number-columns-repeated="1014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2" office:value-type="string">
            <text:p>4KFB</text:p>
          </table:table-cell>
          <table:table-cell table:style-name="ce2" office:value-type="string">
            <text:p>P03366</text:p>
          </table:table-cell>
          <table:table-cell office:value-type="string">
            <text:p>HIV-1 reverse transcriptase</text:p>
          </table:table-cell>
          <table:table-cell office:value-type="string">
            <text:p>Human immunodeficiency virus type 1 group M subtype B</text:p>
          </table:table-cell>
          <table:table-cell table:style-name="ce2" office:value-type="string">
            <text:p>A,B</text:p>
          </table:table-cell>
          <table:table-cell table:style-name="ce2" office:value-type="float" office:value="968">
            <text:p>968</text:p>
          </table:table-cell>
          <table:table-cell table:style-name="ce2" office:value-type="float" office:value="43">
            <text:p>43</text:p>
          </table:table-cell>
          <table:table-cell office:value-type="string">
            <text:p>373B,373A</text:p>
          </table:table-cell>
          <table:table-cell office:value-type="string">
            <text:p>168A,235A,138B,162A,164A,180A,106A,182A,172A,51B,5A,188A,135B,103A,28B,318A,52B,169A,140B,165A,91A,101A,236A,139B,163A,234A,100A,50B,179A,161A,6A,166A,8A,49B,227A,102A,181A</text:p>
          </table:table-cell>
          <table:table-cell table:number-columns-repeated="1014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2" office:value-type="string">
            <text:p>4G8O</text:p>
          </table:table-cell>
          <table:table-cell table:style-name="ce2" office:value-type="string">
            <text:p>P05121</text:p>
          </table:table-cell>
          <table:table-cell office:value-type="string">
            <text:p>Plasminogen activator inhibitor 1 </text:p>
          </table:table-cell>
          <table:table-cell office:value-type="string">
            <text:p>Homo sapiens</text:p>
          </table:table-cell>
          <table:table-cell table:style-name="ce2" office:value-type="string">
            <text:p>D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9">
            <text:p>9</text:p>
          </table:table-cell>
          <table:table-cell office:value-type="string">
            <text:p>35D,29D,8D,5D,24D,7D,12D,32D,26D,16D,22D,9D,10D,14D,20D,30D,34D,18D,28D,19D,6D,11D,27D,13D,23D,17D,25D,21D,15D,33D,31D</text:p>
          </table:table-cell>
          <table:table-cell office:value-type="string">
            <text:p>209D,227D,268D,175D,206D,176D,207D,177D,204D,226D,231D,208D,179D</text:p>
          </table:table-cell>
          <table:table-cell table:number-columns-repeated="1014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2" office:value-type="string">
            <text:p>1EM6</text:p>
          </table:table-cell>
          <table:table-cell table:style-name="ce2" office:value-type="string">
            <text:p>P06737</text:p>
          </table:table-cell>
          <table:table-cell office:value-type="string">
            <text:p>Glycogen phosphorylase, liver form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1574">
            <text:p>1574</text:p>
          </table:table-cell>
          <table:table-cell table:style-name="ce2" office:value-type="float" office:value="65">
            <text:p>65</text:p>
          </table:table-cell>
          <table:table-cell office:value-type="string">
            <text:p>672B,672A,484A,484B,377B,377A,675B,675A,284B,284A</text:p>
          </table:table-cell>
          <table:table-cell office:value-type="string">
            <text:p>64A,64B,37A,38A,38B,191A,191B,188B,188A,63A,63B,67A,67B,40B,40A,190B,189A,189B,190A,60A,60B,229B,229A</text:p>
          </table:table-cell>
          <table:table-cell table:number-columns-repeated="1014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2" office:value-type="string">
            <text:p>1H78</text:p>
          </table:table-cell>
          <table:table-cell table:style-name="ce2" office:value-type="string">
            <text:p>P07071</text:p>
          </table:table-cell>
          <table:table-cell office:value-type="string">
            <text:p>Anaerobic ribonucleoside-triphosphate reductase </text:p>
          </table:table-cell>
          <table:table-cell office:value-type="string">
            <text:p>Enterobacteria phage T4</text:p>
          </table:table-cell>
          <table:table-cell table:style-name="ce2" office:value-type="string">
            <text:p>A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16">
            <text:p>16</text:p>
          </table:table-cell>
          <table:table-cell office:value-type="string">
            <text:p>64A,445A,448A,447A,103A,146A,100A,114A</text:p>
          </table:table-cell>
          <table:table-cell office:value-type="string">
            <text:p>111A,110A,104A,102A,99A,98A,107A</text:p>
          </table:table-cell>
          <table:table-cell table:number-columns-repeated="1014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string">
            <text:p>3MKS</text:p>
          </table:table-cell>
          <table:table-cell table:style-name="ce2" office:value-type="string">
            <text:p>P07834</text:p>
          </table:table-cell>
          <table:table-cell office:value-type="string">
            <text:p>Cell division control protein 4 </text:p>
          </table:table-cell>
          <table:table-cell office:value-type="string">
            <text:p>Saccharomyces cerevisiae</text:p>
          </table:table-cell>
          <table:table-cell table:style-name="ce2" office:value-type="string">
            <text:p>B,D</text:p>
          </table:table-cell>
          <table:table-cell table:style-name="ce2" office:value-type="float" office:value="889">
            <text:p>889</text:p>
          </table:table-cell>
          <table:table-cell table:style-name="ce2" office:value-type="float" office:value="11">
            <text:p>11</text:p>
          </table:table-cell>
          <table:table-cell office:value-type="string">
            <text:p>389B,389D,639B,720B,680D,680B,639D,720D</text:p>
          </table:table-cell>
          <table:table-cell office:value-type="string">
            <text:p>667D,632D,664D,630D,655D,649D,634D,657D,628D,656D,629D,666D</text:p>
          </table:table-cell>
          <table:table-cell table:number-columns-repeated="1014"/>
        </table:table-row>
        <table:table-row table:style-name="ro4">
          <table:table-cell table:style-name="ce2" office:value-type="float" office:value="31">
            <text:p>31</text:p>
          </table:table-cell>
          <table:table-cell table:style-name="ce2" office:value-type="string">
            <text:p>3LW0</text:p>
          </table:table-cell>
          <table:table-cell table:style-name="ce2" office:value-type="string">
            <text:p>P08069</text:p>
          </table:table-cell>
          <table:table-cell office:value-type="string">
            <text:p>Insulin-like growth factor 1 receptor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13">
            <text:p>13</text:p>
          </table:table-cell>
          <table:table-cell office:value-type="string">
            <text:p>1009A,1033A,1080A,1008A,1082A</text:p>
          </table:table-cell>
          <table:table-cell office:value-type="string">
            <text:p>1133A,1077A,1054A,1134A,1050A,1062A,1051A,1079A,1063A,1189A,1174A,1151A,1153A,1065A,1152A</text:p>
          </table:table-cell>
          <table:table-cell table:number-columns-repeated="1014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office:value-type="string">
            <text:p>4IO8</text:p>
          </table:table-cell>
          <table:table-cell table:style-name="ce2" office:value-type="string">
            <text:p>P08107</text:p>
          </table:table-cell>
          <table:table-cell office:value-type="string">
            <text:p>Heat shock 70 kDa protein 1A/1B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9">
            <text:p>9</text:p>
          </table:table-cell>
          <table:table-cell office:value-type="string">
            <text:p>71A</text:p>
          </table:table-cell>
          <table:table-cell office:value-type="string">
            <text:p>340A,339A,202A,35A,275A,37A,268A,15A,271A,366A,272A,230A,343A,342A</text:p>
          </table:table-cell>
          <table:table-cell table:number-columns-repeated="1014"/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2" office:value-type="string">
            <text:p>1W0F</text:p>
          </table:table-cell>
          <table:table-cell table:style-name="ce2" office:value-type="string">
            <text:p>P08684</text:p>
          </table:table-cell>
          <table:table-cell office:value-type="string">
            <text:p>Cytochrome P450 3A4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459">
            <text:p>459</text:p>
          </table:table-cell>
          <table:table-cell table:style-name="ce2" office:value-type="float" office:value="10">
            <text:p>10</text:p>
          </table:table-cell>
          <table:table-cell office:value-type="string">
            <text:p>375A,105A,126A,442A</text:p>
          </table:table-cell>
          <table:table-cell office:value-type="string">
            <text:p>219A,217A,214A,240A,220A,213A</text:p>
          </table:table-cell>
          <table:table-cell table:number-columns-repeated="1014"/>
        </table:table-row>
        <table:table-row table:style-name="ro4">
          <table:table-cell table:style-name="ce2" office:value-type="float" office:value="34">
            <text:p>34</text:p>
          </table:table-cell>
          <table:table-cell table:style-name="ce2" office:value-type="string">
            <text:p>1QW7</text:p>
          </table:table-cell>
          <table:table-cell table:style-name="ce2" office:value-type="string">
            <text:p>P0A434</text:p>
          </table:table-cell>
          <table:table-cell office:value-type="string">
            <text:p>Parathion hydrolase </text:p>
          </table:table-cell>
          <table:table-cell office:value-type="string">
            <text:p>Brevundimonas diminuta</text:p>
          </table:table-cell>
          <table:table-cell table:style-name="ce2" office:value-type="string">
            <text:p>A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10">
            <text:p>10</text:p>
          </table:table-cell>
          <table:table-cell office:value-type="string">
            <text:p>230A,55A,57A,301A,201A</text:p>
          </table:table-cell>
          <table:table-cell office:value-type="string">
            <text:p>51A,350A</text:p>
          </table:table-cell>
          <table:table-cell table:number-columns-repeated="1014"/>
        </table:table-row>
        <table:table-row table:style-name="ro4">
          <table:table-cell table:style-name="ce2" office:value-type="float" office:value="35">
            <text:p>35</text:p>
          </table:table-cell>
          <table:table-cell table:style-name="ce2" office:value-type="string">
            <text:p>1PCQ</text:p>
          </table:table-cell>
          <table:table-cell table:style-name="ce2" office:value-type="string">
            <text:p>P0A6F5</text:p>
          </table:table-cell>
          <table:table-cell office:value-type="string">
            <text:p>60 kDa chaperonin 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16">
            <text:p>16</text:p>
          </table:table-cell>
          <table:table-cell office:value-type="string">
            <text:p>89A,52A</text:p>
          </table:table-cell>
          <table:table-cell office:value-type="string">
            <text:p>150A,32A,53A,480A,51A,414A,495A,91A,398A,478A,479A,454A,88A,90A,493A,481A,415A,30A,31A,33A,87A</text:p>
          </table:table-cell>
          <table:table-cell table:number-columns-repeated="1014"/>
        </table:table-row>
        <table:table-row table:style-name="ro4">
          <table:table-cell table:style-name="ce2" office:value-type="float" office:value="36">
            <text:p>36</text:p>
          </table:table-cell>
          <table:table-cell table:style-name="ce2" office:value-type="string">
            <text:p>2WU1</text:p>
          </table:table-cell>
          <table:table-cell table:style-name="ce2" office:value-type="string">
            <text:p>P0A759</text:p>
          </table:table-cell>
          <table:table-cell office:value-type="string">
            <text:p>Glucosamine-6-phosphate deaminase 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9">
            <text:p>9</text:p>
          </table:table-cell>
          <table:table-cell office:value-type="string">
            <text:p>145A,72A,146A,170A,85A,143A,44A,208A,71A,41A</text:p>
          </table:table-cell>
          <table:table-cell office:value-type="string">
            <text:p>1A,2A</text:p>
          </table:table-cell>
          <table:table-cell table:number-columns-repeated="1014"/>
        </table:table-row>
        <table:table-row table:style-name="ro4">
          <table:table-cell table:style-name="ce2" office:value-type="float" office:value="37">
            <text:p>37</text:p>
          </table:table-cell>
          <table:table-cell table:style-name="ce2" office:value-type="string">
            <text:p>1PFK</text:p>
          </table:table-cell>
          <table:table-cell table:style-name="ce2" office:value-type="string">
            <text:p>P0A796</text:p>
          </table:table-cell>
          <table:table-cell office:value-type="string">
            <text:p>ATP-dependent 6-phosphofructokinase isozyme 1 </text:p>
          </table:table-cell>
          <table:table-cell office:value-type="string">
            <text:p>Escherichia coli</text:p>
          </table:table-cell>
          <table:table-cell table:style-name="ce2" office:value-type="string">
            <text:p>A,B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25">
            <text:p>25</text:p>
          </table:table-cell>
          <table:table-cell office:value-type="string">
            <text:p>73A,25A,72B,214B,214A,72A,213A,104B,104A,54A,58B,58A,54B,73B,103B,103A,105A,105B,154B,154A,187B,11A,187A,25B,11B,59A,59B,21B,21A,213B</text:p>
          </table:table-cell>
          <table:table-cell office:value-type="string">
            <text:p>215A,319A,211A,212A,185A,158A,55B</text:p>
          </table:table-cell>
          <table:table-cell table:number-columns-repeated="1014"/>
        </table:table-row>
        <table:table-row table:style-name="ro4">
          <table:table-cell table:style-name="ce2" office:value-type="float" office:value="38">
            <text:p>38</text:p>
          </table:table-cell>
          <table:table-cell table:style-name="ce2" office:value-type="string">
            <text:p>2V4Y</text:p>
          </table:table-cell>
          <table:table-cell table:style-name="ce2" office:value-type="string">
            <text:p>P0A7E9</text:p>
          </table:table-cell>
          <table:table-cell office:value-type="string">
            <text:p>Uridylate kinase </text:p>
          </table:table-cell>
          <table:table-cell office:value-type="string">
            <text:p>Escherichia coli</text:p>
          </table:table-cell>
          <table:table-cell table:style-name="ce2" office:value-type="string">
            <text:p>A,E,F</text:p>
          </table:table-cell>
          <table:table-cell table:style-name="ce2" office:value-type="float" office:value="706">
            <text:p>706</text:p>
          </table:table-cell>
          <table:table-cell table:style-name="ce2" office:value-type="float" office:value="17">
            <text:p>17</text:p>
          </table:table-cell>
          <table:table-cell office:value-type="string">
            <text:p>145E,145F,145A,138E,138F,138A,143F,143E,143A,58F,77E,63A,77F,77A,63E,63F,58A,144F,144E,18A,18F,144A,18E,140A,140F,140E,58E,17F,17E,17A,15A,62A,15E,62F,62E,15F</text:p>
          </table:table-cell>
          <table:table-cell office:value-type="string">
            <text:p>72F,124E,75F,92A,93A,103A,101A,123E,102A,96A,120E,119E,127E,130A</text:p>
          </table:table-cell>
          <table:table-cell table:number-columns-repeated="1014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2" office:value-type="string">
            <text:p>2HIM</text:p>
          </table:table-cell>
          <table:table-cell table:style-name="ce2" office:value-type="string">
            <text:p>P0A962</text:p>
          </table:table-cell>
          <table:table-cell office:value-type="string">
            <text:p>L-asparaginase 1 </text:p>
          </table:table-cell>
          <table:table-cell office:value-type="string">
            <text:p>Escherichia coli</text:p>
          </table:table-cell>
          <table:table-cell table:style-name="ce2" office:value-type="string">
            <text:p>A,C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22">
            <text:p>22</text:p>
          </table:table-cell>
          <table:table-cell office:value-type="string">
            <text:p>240C,240A,92A,92C,91A,91C,60A,273A,60C,273C,61C,61A,302C,303A,302A,303C</text:p>
          </table:table-cell>
          <table:table-cell office:value-type="string">
            <text:p>162A,271A,301A,272A</text:p>
          </table:table-cell>
          <table:table-cell table:number-columns-repeated="1014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2" office:value-type="string">
            <text:p>2Q8M</text:p>
          </table:table-cell>
          <table:table-cell table:style-name="ce2" office:value-type="string">
            <text:p>P0A993</text:p>
          </table:table-cell>
          <table:table-cell office:value-type="string">
            <text:p>Fructose-1,6-bisphosphatase class 1 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13">
            <text:p>13</text:p>
          </table:table-cell>
          <table:table-cell office:value-type="string">
            <text:p>275A,245A,216A,244A,247A,213A,249A,276A,270A,265A,248A</text:p>
          </table:table-cell>
          <table:table-cell office:value-type="string">
            <text:p>207A,221A,210A,225A,222A</text:p>
          </table:table-cell>
          <table:table-cell table:number-columns-repeated="1014"/>
        </table:table-row>
        <table:table-row table:style-name="ro4">
          <table:table-cell table:style-name="ce2" office:value-type="float" office:value="41">
            <text:p>41</text:p>
          </table:table-cell>
          <table:table-cell table:style-name="ce2" office:value-type="string">
            <text:p>3QOP</text:p>
          </table:table-cell>
          <table:table-cell table:style-name="ce2" office:value-type="string">
            <text:p>P0ACJ8</text:p>
          </table:table-cell>
          <table:table-cell office:value-type="string">
            <text:p>cAMP-activated global transcriptional regulator CRP </text:p>
          </table:table-cell>
          <table:table-cell office:value-type="string">
            <text:p>Escherichia coli</text:p>
          </table:table-cell>
          <table:table-cell table:style-name="ce2" office:value-type="string">
            <text:p>A,B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3">
            <text:p>13</text:p>
          </table:table-cell>
          <table:table-cell office:value-type="string">
            <text:p>72B,96B,72A,176B,176A,82A,174A,174B,82B,170A,170B,73B,128A,96A,180A,128B,136B,184A,101B,182A,135B,172A,172B,136A,178B,59B,58B,58A,61B,127A,135A,61A,71B,71A,73A,57B,56B,101A,175A,175B,83B,171B,171A,83A,177A,181A,181B,56A,173A,185A,185B,173B,179A,127B,183B,182B,177B,59A,62B,62A,183A,60A,179B,60B,184B,178A,57A,180B</text:p>
          </table:table-cell>
          <table:table-cell office:value-type="string">
            <text:p>124B,49A,74A,123A,84A,86A,30A,70A</text:p>
          </table:table-cell>
          <table:table-cell table:number-columns-repeated="1014"/>
        </table:table-row>
        <table:table-row table:style-name="ro4">
          <table:table-cell table:style-name="ce2" office:value-type="float" office:value="42">
            <text:p>42</text:p>
          </table:table-cell>
          <table:table-cell table:style-name="ce2" office:value-type="string">
            <text:p>4AHS</text:p>
          </table:table-cell>
          <table:table-cell table:style-name="ce2" office:value-type="string">
            <text:p>P12497</text:p>
          </table:table-cell>
          <table:table-cell office:value-type="string">
            <text:p>Gag-Pol polyprotein </text:p>
          </table:table-cell>
          <table:table-cell office:value-type="string">
            <text:p>Human immunodeficiency virus type 1 group M subtype B</text:p>
          </table:table-cell>
          <table:table-cell table:style-name="ce2" office:value-type="string">
            <text:p>A,B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11">
            <text:p>11</text:p>
          </table:table-cell>
          <table:table-cell office:value-type="string">
            <text:p>64A,64B,116A,116B</text:p>
          </table:table-cell>
          <table:table-cell office:value-type="string">
            <text:p>201B,83B,198B,109A,108A,204A,106A,185B,208A,197B,107A</text:p>
          </table:table-cell>
          <table:table-cell table:number-columns-repeated="1014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2" office:value-type="string">
            <text:p>3KF0</text:p>
          </table:table-cell>
          <table:table-cell table:style-name="ce2" office:value-type="string">
            <text:p>P12499</text:p>
          </table:table-cell>
          <table:table-cell office:value-type="string">
            <text:p>HIV protease</text:p>
          </table:table-cell>
          <table:table-cell office:value-type="string">
            <text:p>Human immunodeficiency virus type 1 group M subtype D</text:p>
          </table:table-cell>
          <table:table-cell table:style-name="ce2" office:value-type="string">
            <text:p>A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4">
            <text:p>4</text:p>
          </table:table-cell>
          <table:table-cell office:value-type="string">
            <text:p>25A,48A,29A</text:p>
          </table:table-cell>
          <table:table-cell office:value-type="string">
            <text:p>64A,65A,42A,56A,16A,17A,15A,63A,14A,45A,44A,55A,57A</text:p>
          </table:table-cell>
          <table:table-cell table:number-columns-repeated="1014"/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2" office:value-type="string">
            <text:p>1DKU</text:p>
          </table:table-cell>
          <table:table-cell table:style-name="ce2" office:value-type="string">
            <text:p>P14193</text:p>
          </table:table-cell>
          <table:table-cell office:value-type="string">
            <text:p>Ribose-phosphate pyrophosphokinase </text:p>
          </table:table-cell>
          <table:table-cell office:value-type="string">
            <text:p>Bacillus subtilis</text:p>
          </table:table-cell>
          <table:table-cell table:style-name="ce2" office:value-type="string">
            <text:p>A,B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20">
            <text:p>20</text:p>
          </table:table-cell>
          <table:table-cell office:value-type="string">
            <text:p>106A,135B,135A,106B</text:p>
          </table:table-cell>
          <table:table-cell office:value-type="string">
            <text:p>149A,148A,140A,315A,105B,108B,109B,312A,107B,310A,311A</text:p>
          </table:table-cell>
          <table:table-cell table:number-columns-repeated="1014"/>
        </table:table-row>
        <table:table-row table:style-name="ro4">
          <table:table-cell table:style-name="ce2" office:value-type="float" office:value="45">
            <text:p>45</text:p>
          </table:table-cell>
          <table:table-cell table:style-name="ce2" office:value-type="string">
            <text:p>1T49</text:p>
          </table:table-cell>
          <table:table-cell table:style-name="ce2" office:value-type="string">
            <text:p>P18031</text:p>
          </table:table-cell>
          <table:table-cell office:value-type="string">
            <text:p>Tyrosine-protein phosphatase non-receptor type 1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10">
            <text:p>10</text:p>
          </table:table-cell>
          <table:table-cell office:value-type="string">
            <text:p>220A,221A,217A,216A,48A</text:p>
          </table:table-cell>
          <table:table-cell office:value-type="string">
            <text:p>192A,193A,200A,279A,189A,282A,281A,277A,276A,280A,196A,197A</text:p>
          </table:table-cell>
          <table:table-cell table:number-columns-repeated="1014"/>
        </table:table-row>
        <table:table-row table:style-name="ro4">
          <table:table-cell table:style-name="ce2" office:value-type="float" office:value="46">
            <text:p>46</text:p>
          </table:table-cell>
          <table:table-cell table:style-name="ce2" office:value-type="string">
            <text:p>1HKB</text:p>
          </table:table-cell>
          <table:table-cell table:style-name="ce2" office:value-type="string">
            <text:p>P19367</text:p>
          </table:table-cell>
          <table:table-cell office:value-type="string">
            <text:p>Hexokinase-1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899">
            <text:p>899</text:p>
          </table:table-cell>
          <table:table-cell table:style-name="ce2" office:value-type="float" office:value="32">
            <text:p>32</text:p>
          </table:table-cell>
          <table:table-cell office:value-type="string">
            <text:p>209A,621A,742A,294A,708A,657A,260A,173A,208A,656A,620A</text:p>
          </table:table-cell>
          <table:table-cell office:value-type="string">
            <text:p>449A,153A,91A,232A,155A,88A,415A,84A,413A,229A,231A,414A,87A</text:p>
          </table:table-cell>
          <table:table-cell table:number-columns-repeated="1014"/>
        </table:table-row>
        <table:table-row table:style-name="ro4">
          <table:table-cell table:style-name="ce2" office:value-type="float" office:value="47">
            <text:p>47</text:p>
          </table:table-cell>
          <table:table-cell table:style-name="ce2" office:value-type="string">
            <text:p>2JFN</text:p>
          </table:table-cell>
          <table:table-cell table:style-name="ce2" office:value-type="string">
            <text:p>P22634</text:p>
          </table:table-cell>
          <table:table-cell office:value-type="string">
            <text:p>Glutamate racemase </text:p>
          </table:table-cell>
          <table:table-cell office:value-type="string">
            <text:p>Escherichia coli</text:p>
          </table:table-cell>
          <table:table-cell table:style-name="ce2" office:value-type="string">
            <text:p>A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7">
            <text:p>7</text:p>
          </table:table-cell>
          <table:table-cell office:value-type="string">
            <text:p>39A,182A,71A,40A,72A</text:p>
          </table:table-cell>
          <table:table-cell office:value-type="string">
            <text:p>233A,120A,151A,100A,230A,104A,114A,227A,116A,117A,119A,112A,113A,234A,115A,231A</text:p>
          </table:table-cell>
          <table:table-cell table:number-columns-repeated="1014"/>
        </table:table-row>
        <table:table-row table:style-name="ro4">
          <table:table-cell table:style-name="ce2" office:value-type="float" office:value="48">
            <text:p>48</text:p>
          </table:table-cell>
          <table:table-cell table:style-name="ce2" office:value-type="string">
            <text:p>1GZ3</text:p>
          </table:table-cell>
          <table:table-cell table:style-name="ce2" office:value-type="string">
            <text:p>P23368</text:p>
          </table:table-cell>
          <table:table-cell office:value-type="string">
            <text:p>NAD-dependent malic enzyme, mitochondrial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44">
            <text:p>44</text:p>
          </table:table-cell>
          <table:table-cell office:value-type="string">
            <text:p>194B,346B,346A,197B,197A,312A,556A,467A,165B,156A,156B,165A,345B,345A,312B,194A,467B,556B,314A,314B,465A,465B,259A,259B</text:p>
          </table:table-cell>
          <table:table-cell office:value-type="string">
            <text:p>64A,91A,88A,128B,95A,127B,67A</text:p>
          </table:table-cell>
          <table:table-cell table:number-columns-repeated="1014"/>
        </table:table-row>
        <table:table-row table:style-name="ro4">
          <table:table-cell table:style-name="ce2" office:value-type="float" office:value="49">
            <text:p>49</text:p>
          </table:table-cell>
          <table:table-cell table:style-name="ce2" office:value-type="string">
            <text:p>3HNC</text:p>
          </table:table-cell>
          <table:table-cell table:style-name="ce2" office:value-type="string">
            <text:p>P23921</text:p>
          </table:table-cell>
          <table:table-cell office:value-type="string">
            <text:p>Ribonucleoside-diphosphate reductase large subunit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1452">
            <text:p>1452</text:p>
          </table:table-cell>
          <table:table-cell table:style-name="ce2" office:value-type="float" office:value="48">
            <text:p>48</text:p>
          </table:table-cell>
          <table:table-cell office:value-type="string">
            <text:p>441B,209A,209B,624A,625A,623A,623B,625B,624B,441A</text:p>
          </table:table-cell>
          <table:table-cell office:value-type="string">
            <text:p>289B,287B,270A,226A,243B,269A,288B,255A,286B,262A,227A,261A,264A,256A,228A,285B,263A,231A</text:p>
          </table:table-cell>
          <table:table-cell table:number-columns-repeated="1014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office:value-type="string">
            <text:p>3O96</text:p>
          </table:table-cell>
          <table:table-cell table:style-name="ce2" office:value-type="string">
            <text:p>P31749</text:p>
          </table:table-cell>
          <table:table-cell office:value-type="string">
            <text:p>RAC-alpha serine/threonine-protein kinase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9">
            <text:p>9</text:p>
          </table:table-cell>
          <table:table-cell office:value-type="string">
            <text:p>6A,9A,292A,234A,230A,228A,276A</text:p>
          </table:table-cell>
          <table:table-cell office:value-type="string">
            <text:p>274A,272A,211A,80A,82A,268A,205A,291A,271A,83A,296A,85A,84A,290A,264A,210A,273A</text:p>
          </table:table-cell>
          <table:table-cell table:number-columns-repeated="1014"/>
        </table:table-row>
        <table:table-row table:style-name="ro4">
          <table:table-cell table:style-name="ce2" office:value-type="float" office:value="51">
            <text:p>51</text:p>
          </table:table-cell>
          <table:table-cell table:style-name="ce2" office:value-type="string">
            <text:p>1OF6</text:p>
          </table:table-cell>
          <table:table-cell table:style-name="ce2" office:value-type="string">
            <text:p>P32449</text:p>
          </table:table-cell>
          <table:table-cell office:value-type="string">
            <text:p>Phospho-2-dehydro-3-deoxyheptonate aldolase, tyrosine-inhibited </text:p>
          </table:table-cell>
          <table:table-cell office:value-type="string">
            <text:p>Saccharomyces cerevisiae</text:p>
          </table:table-cell>
          <table:table-cell table:style-name="ce2" office:value-type="string">
            <text:p>A,B</text:p>
          </table:table-cell>
          <table:table-cell table:style-name="ce2" office:value-type="float" office:value="696">
            <text:p>696</text:p>
          </table:table-cell>
          <table:table-cell table:style-name="ce2" office:value-type="float" office:value="17">
            <text:p>17</text:p>
          </table:table-cell>
          <table:table-cell office:value-type="string">
            <text:p>186A,186B,92A,92B,234A,234B</text:p>
          </table:table-cell>
          <table:table-cell office:value-type="string">
            <text:p>193A,28B,195A,169A,25B,226A,224A,166A,22B,162A,227A,21B,194A</text:p>
          </table:table-cell>
          <table:table-cell table:number-columns-repeated="1014"/>
        </table:table-row>
        <table:table-row table:style-name="ro4">
          <table:table-cell table:style-name="ce2" office:value-type="float" office:value="52">
            <text:p>52</text:p>
          </table:table-cell>
          <table:table-cell table:style-name="ce2" office:value-type="string">
            <text:p>1ZDS</text:p>
          </table:table-cell>
          <table:table-cell table:style-name="ce2" office:value-type="string">
            <text:p>P38501</text:p>
          </table:table-cell>
          <table:table-cell office:value-type="string">
            <text:p>Copper-containing nitrite reductase </text:p>
          </table:table-cell>
          <table:table-cell office:value-type="string">
            <text:p>Alcaligenes faecalis</text:p>
          </table:table-cell>
          <table:table-cell table:style-name="ce2" office:value-type="string">
            <text:p>A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10">
            <text:p>10</text:p>
          </table:table-cell>
          <table:table-cell office:value-type="string">
            <text:p>100A</text:p>
          </table:table-cell>
          <table:table-cell office:value-type="string">
            <text:p>148A,47A,145A,144A,93A,199A,62A,60A,95A</text:p>
          </table:table-cell>
          <table:table-cell table:number-columns-repeated="1014"/>
        </table:table-row>
        <table:table-row table:style-name="ro4">
          <table:table-cell table:style-name="ce2" office:value-type="float" office:value="53">
            <text:p>53</text:p>
          </table:table-cell>
          <table:table-cell table:style-name="ce2" office:value-type="string">
            <text:p>4JA8</text:p>
          </table:table-cell>
          <table:table-cell table:style-name="ce2" office:value-type="string">
            <text:p>P48735</text:p>
          </table:table-cell>
          <table:table-cell office:value-type="string">
            <text:p>Isocitrate dehydrogenase [NADP], mitochondrial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822">
            <text:p>822</text:p>
          </table:table-cell>
          <table:table-cell table:style-name="ce2" office:value-type="float" office:value="27">
            <text:p>27</text:p>
          </table:table-cell>
          <table:table-cell office:value-type="string">
            <text:p>353A,349A,353B,122A,367B,115A,367A,345B,345A,354A,354B,351B,350A,351A,115B,349B,350B,122B</text:p>
          </table:table-cell>
          <table:table-cell office:value-type="string">
            <text:p>319B,319A,164A,320B,320A,164B,160B,311B,311A,315B,315A,297B,297A,312B,298B,298A,312A,306B,306A,316B,294B,294A,316A</text:p>
          </table:table-cell>
          <table:table-cell table:number-columns-repeated="1014"/>
        </table:table-row>
        <table:table-row table:style-name="ro4">
          <table:table-cell table:style-name="ce2" office:value-type="float" office:value="54">
            <text:p>54</text:p>
          </table:table-cell>
          <table:table-cell table:style-name="ce2" office:value-type="string">
            <text:p>2XJC</text:p>
          </table:table-cell>
          <table:table-cell table:style-name="ce2" office:value-type="string">
            <text:p>P49902</text:p>
          </table:table-cell>
          <table:table-cell office:value-type="string">
            <text:p>Cytosolic purine 5'-nucleotidase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463">
            <text:p>463</text:p>
          </table:table-cell>
          <table:table-cell table:style-name="ce2" office:value-type="float" office:value="23">
            <text:p>23</text:p>
          </table:table-cell>
          <table:table-cell office:value-type="string">
            <text:p>54A,209A,52A,206A,215A,251A,250A,249A,292A,202A</text:p>
          </table:table-cell>
          <table:table-cell office:value-type="string">
            <text:p>457A,456A,145A,144A,358A,354A,154A,362A,453A,152A</text:p>
          </table:table-cell>
          <table:table-cell table:number-columns-repeated="1014"/>
        </table:table-row>
        <table:table-row table:style-name="ro4">
          <table:table-cell table:style-name="ce2" office:value-type="float" office:value="55">
            <text:p>55</text:p>
          </table:table-cell>
          <table:table-cell table:style-name="ce2" office:value-type="string">
            <text:p>2VPR</text:p>
          </table:table-cell>
          <table:table-cell table:style-name="ce2" office:value-type="string">
            <text:p>P51561</text:p>
          </table:table-cell>
          <table:table-cell office:value-type="string">
            <text:p>Tetracycline repressor protein class H</text:p>
          </table:table-cell>
          <table:table-cell office:value-type="string">
            <text:p>Pasteurella multocida</text:p>
          </table:table-cell>
          <table:table-cell table:style-name="ce2" office:value-type="string">
            <text:p>A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6">
            <text:p>6</text:p>
          </table:table-cell>
          <table:table-cell office:value-type="string">
            <text:p>27A,26A,32A,43A,34A,35A,38A,28A,40A,39A,29A,37A,42A,45A,30A,31A,36A,33A,44A,41A</text:p>
          </table:table-cell>
          <table:table-cell office:value-type="string">
            <text:p>64A,103A,82A,100A,105A,104A,60A,109A,86A,134A,113A,135A,67A,116A</text:p>
          </table:table-cell>
          <table:table-cell table:number-columns-repeated="1014"/>
        </table:table-row>
        <table:table-row table:style-name="ro4">
          <table:table-cell table:style-name="ce2" office:value-type="float" office:value="56">
            <text:p>56</text:p>
          </table:table-cell>
          <table:table-cell table:style-name="ce2" office:value-type="string">
            <text:p>2Q5O</text:p>
          </table:table-cell>
          <table:table-cell table:style-name="ce2" office:value-type="string">
            <text:p>P51852</text:p>
          </table:table-cell>
          <table:table-cell office:value-type="string">
            <text:p>Indole-3-pyruvate decarboxylase </text:p>
          </table:table-cell>
          <table:table-cell office:value-type="string">
            <text:p>Azospirillum brasilense</text:p>
          </table:table-cell>
          <table:table-cell table:style-name="ce2" office:value-type="string">
            <text:p>A</text:p>
          </table:table-cell>
          <table:table-cell table:style-name="ce2" office:value-type="float" office:value="529">
            <text:p>529</text:p>
          </table:table-cell>
          <table:table-cell table:style-name="ce2" office:value-type="float" office:value="17">
            <text:p>17</text:p>
          </table:table-cell>
          <table:table-cell office:value-type="string">
            <text:p>402A,461A,458A,48A,460A,431A,430A,382A,429A</text:p>
          </table:table-cell>
          <table:table-cell office:value-type="string">
            <text:p>238A,241A,397A,215A,214A,240A,396A,60A,394A,375A,242A,395A</text:p>
          </table:table-cell>
          <table:table-cell table:number-columns-repeated="1014"/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2" office:value-type="string">
            <text:p>2PUV</text:p>
          </table:table-cell>
          <table:table-cell table:style-name="ce2" office:value-type="string">
            <text:p>P53704</text:p>
          </table:table-cell>
          <table:table-cell office:value-type="string">
            <text:p>Glutamine--fructose-6-phosphate aminotransferase</text:p>
          </table:table-cell>
          <table:table-cell office:value-type="string">
            <text:p>Candida albicans</text:p>
          </table:table-cell>
          <table:table-cell table:style-name="ce2" office:value-type="string">
            <text:p>B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12">
            <text:p>12</text:p>
          </table:table-cell>
          <table:table-cell office:value-type="string">
            <text:p>450B,455B,591B,406B,405B,451B,452B</text:p>
          </table:table-cell>
          <table:table-cell office:value-type="string">
            <text:p>384B,489B,479B,492B,476B,372B,383B,487B,484B,474B,488B,490B,491B</text:p>
          </table:table-cell>
          <table:table-cell table:number-columns-repeated="1014"/>
        </table:table-row>
        <table:table-row table:style-name="ro4">
          <table:table-cell table:style-name="ce2" office:value-type="float" office:value="58">
            <text:p>58</text:p>
          </table:table-cell>
          <table:table-cell table:style-name="ce2" office:value-type="string">
            <text:p>1SHJ</text:p>
          </table:table-cell>
          <table:table-cell table:style-name="ce2" office:value-type="string">
            <text:p>P55210</text:p>
          </table:table-cell>
          <table:table-cell office:value-type="string">
            <text:p>Caspase-7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12">
            <text:p>12</text:p>
          </table:table-cell>
          <table:table-cell office:value-type="string">
            <text:p>186A,144A</text:p>
          </table:table-cell>
          <table:table-cell office:value-type="string">
            <text:p>147A,159A,292A,214A,211A,290A,223A,221A,213A,160A</text:p>
          </table:table-cell>
          <table:table-cell table:number-columns-repeated="1014"/>
        </table:table-row>
        <table:table-row table:style-name="ro4">
          <table:table-cell table:style-name="ce2" office:value-type="float" office:value="59">
            <text:p>59</text:p>
          </table:table-cell>
          <table:table-cell table:style-name="ce2" office:value-type="string">
            <text:p>4NBN</text:p>
          </table:table-cell>
          <table:table-cell table:style-name="ce2" office:value-type="string">
            <text:p>P55212</text:p>
          </table:table-cell>
          <table:table-cell office:value-type="string">
            <text:p>Caspase-6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15">
            <text:p>15</text:p>
          </table:table-cell>
          <table:table-cell office:value-type="string">
            <text:p>121B,163A,163B,121A</text:p>
          </table:table-cell>
          <table:table-cell office:value-type="string">
            <text:p>200B,200A,214B,214A,201A,201B,199A,199B,198B,198A,197B,197A</text:p>
          </table:table-cell>
          <table:table-cell table:number-columns-repeated="1014"/>
        </table:table-row>
        <table:table-row table:style-name="ro4">
          <table:table-cell table:style-name="ce2" office:value-type="float" office:value="60">
            <text:p>60</text:p>
          </table:table-cell>
          <table:table-cell table:style-name="ce2" office:value-type="string">
            <text:p>1NSG</text:p>
          </table:table-cell>
          <table:table-cell table:style-name="ce2" office:value-type="string">
            <text:p>P62942</text:p>
          </table:table-cell>
          <table:table-cell office:value-type="string">
            <text:p>Peptidyl-prolyl cis-trans isomerase FKBP1A </text:p>
          </table:table-cell>
          <table:table-cell office:value-type="string">
            <text:p>Homo sapiens</text:p>
          </table:table-cell>
          <table:table-cell table:style-name="ce2" office:value-type="string">
            <text:p>A,B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8">
            <text:p>8</text:p>
          </table:table-cell>
          <table:table-cell office:value-type="string">
            <text:p>37A,56A,82A</text:p>
          </table:table-cell>
          <table:table-cell office:value-type="string">
            <text:p>2040B,26A,54A,2098B,2035B,53A,46A,91A,2108B,36A,59A,2031B,90A,99A,2102B,2039B,2036B,2032B,2105B,55A,2101B</text:p>
          </table:table-cell>
          <table:table-cell table:number-columns-repeated="1014"/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2" office:value-type="string">
            <text:p>2BE9</text:p>
          </table:table-cell>
          <table:table-cell table:style-name="ce2" office:value-type="string">
            <text:p>P74766</text:p>
          </table:table-cell>
          <table:table-cell office:value-type="string">
            <text:p>Aspartate carbamoyltransferase regulatory chain</text:p>
          </table:table-cell>
          <table:table-cell office:value-type="string">
            <text:p>Sulfolobus acidocaldarius</text:p>
          </table:table-cell>
          <table:table-cell table:style-name="ce2" office:value-type="string">
            <text:p>B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office:value-type="string">
            <text:p>54B,53B,135B,56B,106B,55B</text:p>
          </table:table-cell>
          <table:table-cell office:value-type="string">
            <text:p>64B,93B,22B,23B,90B,88B,15B,14B,98B,95B,20B</text:p>
          </table:table-cell>
          <table:table-cell table:number-columns-repeated="1014"/>
        </table:table-row>
        <table:table-row table:style-name="ro4">
          <table:table-cell table:style-name="ce2" office:value-type="float" office:value="62">
            <text:p>62</text:p>
          </table:table-cell>
          <table:table-cell table:style-name="ce2" office:value-type="string">
            <text:p>4EAJ</text:p>
          </table:table-cell>
          <table:table-cell table:style-name="ce2" office:value-type="string">
            <text:p>P80385</text:p>
          </table:table-cell>
          <table:table-cell office:value-type="string">
            <text:p>5'-AMP-activated protein kinase subunit gamma-1 </text:p>
          </table:table-cell>
          <table:table-cell office:value-type="string">
            <text:p>Rattus norvegicus</text:p>
          </table:table-cell>
          <table:table-cell table:style-name="ce2" office:value-type="string">
            <text:p>C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13">
            <text:p>13</text:p>
          </table:table-cell>
          <table:table-cell office:value-type="string">
            <text:p>150C,155C,152C</text:p>
          </table:table-cell>
          <table:table-cell office:value-type="string">
            <text:p>315C,203C,313C,202C,226C,225C,316C,224C,199C,204C,297C,228C,311C</text:p>
          </table:table-cell>
          <table:table-cell table:number-columns-repeated="1014"/>
        </table:table-row>
        <table:table-row table:style-name="ro4">
          <table:table-cell table:style-name="ce2" office:value-type="float" office:value="63">
            <text:p>63</text:p>
          </table:table-cell>
          <table:table-cell table:style-name="ce2" office:value-type="string">
            <text:p>1W96</text:p>
          </table:table-cell>
          <table:table-cell table:style-name="ce2" office:value-type="string">
            <text:p>Q00955</text:p>
          </table:table-cell>
          <table:table-cell office:value-type="string">
            <text:p>Acetyl-CoA carboxylase </text:p>
          </table:table-cell>
          <table:table-cell office:value-type="string">
            <text:p>Saccharomyces cerevisiae</text:p>
          </table:table-cell>
          <table:table-cell table:style-name="ce2" office:value-type="string">
            <text:p>A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19">
            <text:p>19</text:p>
          </table:table-cell>
          <table:table-cell office:value-type="string">
            <text:p>383A</text:p>
          </table:table-cell>
          <table:table-cell office:value-type="string">
            <text:p>73A,397A,69A,510A,396A,454A,389A,398A,485A,512A,392A,77A,487A,76A,393A</text:p>
          </table:table-cell>
          <table:table-cell table:number-columns-repeated="1014"/>
        </table:table-row>
        <table:table-row table:style-name="ro4">
          <table:table-cell table:style-name="ce2" office:value-type="float" office:value="64">
            <text:p>64</text:p>
          </table:table-cell>
          <table:table-cell table:style-name="ce2" office:value-type="string">
            <text:p>3QEL</text:p>
          </table:table-cell>
          <table:table-cell table:style-name="ce2" office:value-type="string">
            <text:p>Q00960</text:p>
          </table:table-cell>
          <table:table-cell office:value-type="string">
            <text:p>Glutamate receptor ionotropic, NMDA 2B </text:p>
          </table:table-cell>
          <table:table-cell office:value-type="string">
            <text:p>Rattus norvegicus</text:p>
          </table:table-cell>
          <table:table-cell table:style-name="ce2" office:value-type="string">
            <text:p>A,B</text:p>
          </table:table-cell>
          <table:table-cell table:style-name="ce2" office:value-type="float" office:value="708">
            <text:p>708</text:p>
          </table:table-cell>
          <table:table-cell table:style-name="ce2" office:value-type="float" office:value="21">
            <text:p>21</text:p>
          </table:table-cell>
          <table:table-cell office:value-type="string">
            <text:p>137A,364A,130A,134A,127B,284B</text:p>
          </table:table-cell>
          <table:table-cell office:value-type="string">
            <text:p>107B,111B,110B,110A,176B,115A,175B,174B,236B,114B,132A,109A,177B,135A,133A</text:p>
          </table:table-cell>
          <table:table-cell table:number-columns-repeated="1014"/>
        </table:table-row>
        <table:table-row table:style-name="ro4">
          <table:table-cell table:style-name="ce2" office:value-type="float" office:value="65">
            <text:p>65</text:p>
          </table:table-cell>
          <table:table-cell table:style-name="ce2" office:value-type="string">
            <text:p>3QH0</text:p>
          </table:table-cell>
          <table:table-cell table:style-name="ce2" office:value-type="string">
            <text:p>Q05769</text:p>
          </table:table-cell>
          <table:table-cell office:value-type="string">
            <text:p>Prostaglandin G/H synthase 2 </text:p>
          </table:table-cell>
          <table:table-cell office:value-type="string">
            <text:p>Mus musculus</text:p>
          </table:table-cell>
          <table:table-cell table:style-name="ce2" office:value-type="string">
            <text:p>A</text:p>
          </table:table-cell>
          <table:table-cell table:style-name="ce2" office:value-type="float" office:value="551">
            <text:p>551</text:p>
          </table:table-cell>
          <table:table-cell table:style-name="ce2" office:value-type="float" office:value="17">
            <text:p>17</text:p>
          </table:table-cell>
          <table:table-cell office:value-type="string">
            <text:p>528A,386A,531A</text:p>
          </table:table-cell>
          <table:table-cell office:value-type="string">
            <text:p>353A,526A,385A,527A,205A,530A,116A,355A,523A,348A,387A,120A,349A</text:p>
          </table:table-cell>
          <table:table-cell table:number-columns-repeated="1014"/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2" office:value-type="string">
            <text:p>1M8P</text:p>
          </table:table-cell>
          <table:table-cell table:style-name="ce2" office:value-type="string">
            <text:p>Q12650</text:p>
          </table:table-cell>
          <table:table-cell office:value-type="string">
            <text:p>Sulfate adenylyltransferase </text:p>
          </table:table-cell>
          <table:table-cell office:value-type="string">
            <text:p>Penicillium chrysogenum</text:p>
          </table:table-cell>
          <table:table-cell table:style-name="ce2" office:value-type="string">
            <text:p>A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18">
            <text:p>18</text:p>
          </table:table-cell>
          <table:table-cell office:value-type="string">
            <text:p>332A,333A,478A,477A,454A,437A,479A,294A,295A,199A,434A,405A,198A,292A,451A,197A</text:p>
          </table:table-cell>
          <table:table-cell office:value-type="string">
            <text:p>476A,455A,528A,517A,527A,526A,515A,530A,446A,529A</text:p>
          </table:table-cell>
          <table:table-cell table:number-columns-repeated="1014"/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2" office:value-type="string">
            <text:p>4E6C</text:p>
          </table:table-cell>
          <table:table-cell table:style-name="ce2" office:value-type="string">
            <text:p>Q16539</text:p>
          </table:table-cell>
          <table:table-cell office:value-type="string">
            <text:p>Mitogen-activated protein kinase 14 </text:p>
          </table:table-cell>
          <table:table-cell office:value-type="string">
            <text:p>Homo sapiens</text:p>
          </table:table-cell>
          <table:table-cell table:style-name="ce2" office:value-type="string">
            <text:p>A</text:p>
          </table:table-cell>
          <table:table-cell table:style-name="ce2" office:value-type="float" office:value="330">
            <text:p>330</text:p>
          </table:table-cell>
          <table:table-cell table:style-name="ce2" office:value-type="float" office:value="10">
            <text:p>10</text:p>
          </table:table-cell>
          <table:table-cell office:value-type="string">
            <text:p>110A</text:p>
          </table:table-cell>
          <table:table-cell office:value-type="string">
            <text:p>255A,195A,196A,197A</text:p>
          </table:table-cell>
          <table:table-cell table:number-columns-repeated="1014"/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2" office:value-type="string">
            <text:p>1JLR</text:p>
          </table:table-cell>
          <table:table-cell table:style-name="ce2" office:value-type="string">
            <text:p>Q26998</text:p>
          </table:table-cell>
          <table:table-cell office:value-type="string">
            <text:p>Uracil phosphoribosyltransferase </text:p>
          </table:table-cell>
          <table:table-cell office:value-type="string">
            <text:p>Toxoplasma gondii</text:p>
          </table:table-cell>
          <table:table-cell table:style-name="ce2" office:value-type="string">
            <text:p>A,B,C,D</text:p>
          </table:table-cell>
          <table:table-cell table:style-name="ce2" office:value-type="float" office:value="940">
            <text:p>940</text:p>
          </table:table-cell>
          <table:table-cell table:style-name="ce2" office:value-type="float" office:value="37">
            <text:p>37</text:p>
          </table:table-cell>
          <table:table-cell office:value-type="string">
            <text:p>169D,169B,169C,169A,235B,235C,235A,235D,170A,170B,170C,170D,112A,112B,112C,112D</text:p>
          </table:table-cell>
          <table:table-cell office:value-type="string">
            <text:p>124A,129A,65C,125A,103A,101A,68C,105A,104A,78A,44C,158A,59D</text:p>
          </table:table-cell>
          <table:table-cell table:number-columns-repeated="1014"/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2" office:value-type="string">
            <text:p>4BQH</text:p>
          </table:table-cell>
          <table:table-cell table:style-name="ce2" office:value-type="string">
            <text:p>Q386Q8</text:p>
          </table:table-cell>
          <table:table-cell office:value-type="string">
            <text:p>UDP-N-acetylglucosamine pyrophosphorylase, putative </text:p>
          </table:table-cell>
          <table:table-cell office:value-type="string">
            <text:p>Trypanosoma brucei brucei</text:p>
          </table:table-cell>
          <table:table-cell table:style-name="ce2" office:value-type="string">
            <text:p>A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20">
            <text:p>20</text:p>
          </table:table-cell>
          <table:table-cell office:value-type="string">
            <text:p>111A,309A,335A,226A,294A,199A,227A,109A,421A,116A,310A,293A</text:p>
          </table:table-cell>
          <table:table-cell office:value-type="string">
            <text:p>238A,397A,367A,209A,239A,207A,235A,49A,236A,50A,233A,232A,371A,376A,242A,45A,44A,46A,370A</text:p>
          </table:table-cell>
          <table:table-cell table:number-columns-repeated="1014"/>
        </table:table-row>
        <table:table-row table:style-name="ro4">
          <table:table-cell table:style-name="ce2" office:value-type="float" office:value="70">
            <text:p>70</text:p>
          </table:table-cell>
          <table:table-cell table:style-name="ce2" office:value-type="string">
            <text:p>3L3V</text:p>
          </table:table-cell>
          <table:table-cell table:style-name="ce2" office:value-type="string">
            <text:p>Q72498</text:p>
          </table:table-cell>
          <table:table-cell office:value-type="string">
            <text:p>POL polyprotein </text:p>
          </table:table-cell>
          <table:table-cell office:value-type="string">
            <text:p>Human immunodeficiency virus 1</text:p>
          </table:table-cell>
          <table:table-cell table:style-name="ce2" office:value-type="string">
            <text:p>A,B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13">
            <text:p>13</text:p>
          </table:table-cell>
          <table:table-cell office:value-type="string">
            <text:p>65B,65A,103B,92A,92B,103A,116A,116B,173A,173B,67A,67B</text:p>
          </table:table-cell>
          <table:table-cell office:value-type="string">
            <text:p>168B,96B,125A,129A,174B,88B,88A,102A,96A,87A,99B,95A,128A,98A,87B,99A</text:p>
          </table:table-cell>
          <table:table-cell table:number-columns-repeated="1014"/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2" office:value-type="string">
            <text:p>3IRH</text:p>
          </table:table-cell>
          <table:table-cell table:style-name="ce2" office:value-type="string">
            <text:p>Q836G9</text:p>
          </table:table-cell>
          <table:table-cell office:value-type="string">
            <text:p>HD domain protein </text:p>
          </table:table-cell>
          <table:table-cell office:value-type="string">
            <text:p>Enterococcus faecalis</text:p>
          </table:table-cell>
          <table:table-cell table:style-name="ce2" office:value-type="string">
            <text:p>A,B</text:p>
          </table:table-cell>
          <table:table-cell table:style-name="ce2" office:value-type="float" office:value="895">
            <text:p>895</text:p>
          </table:table-cell>
          <table:table-cell table:style-name="ce2" office:value-type="float" office:value="34">
            <text:p>34</text:p>
          </table:table-cell>
          <table:table-cell office:value-type="string">
            <text:p>239B,239A,49A,49B,63A,63B,369A,119A,368B,368A,119B,369B</text:p>
          </table:table-cell>
          <table:table-cell office:value-type="string">
            <text:p>326A,54A,64B,35B,41B,36B,422A,16B,330A,15B,14B,247A,44B,55A</text:p>
          </table:table-cell>
          <table:table-cell table:number-columns-repeated="1014"/>
        </table:table-row>
        <table:table-row table:style-name="ro4">
          <table:table-cell table:style-name="ce2" office:value-type="float" office:value="72">
            <text:p>72</text:p>
          </table:table-cell>
          <table:table-cell table:style-name="ce2" office:value-type="string">
            <text:p>3HO8</text:p>
          </table:table-cell>
          <table:table-cell table:style-name="ce2" office:value-type="string">
            <text:p>Q99UY8</text:p>
          </table:table-cell>
          <table:table-cell office:value-type="string">
            <text:p>Pyruvate carboxylase </text:p>
          </table:table-cell>
          <table:table-cell office:value-type="string">
            <text:p>Staphylococcus aureus</text:p>
          </table:table-cell>
          <table:table-cell table:style-name="ce2" office:value-type="string">
            <text:p>A,C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84">
            <text:p>84</text:p>
          </table:table-cell>
          <table:table-cell office:value-type="string">
            <text:p>870A,912A,610A,911A,651A,908A</text:p>
          </table:table-cell>
          <table:table-cell office:value-type="string">
            <text:p>448A,80C,1080A,82C,493A,78C,1056A,77C,1081A,449A,81C,496A,398A,83C,494A,1085A,451A,453A,1055A,497A,1057A,57C,79C</text:p>
          </table:table-cell>
          <table:table-cell table:number-columns-repeated="1014"/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2" office:value-type="string">
            <text:p>4ETZ</text:p>
          </table:table-cell>
          <table:table-cell table:style-name="ce2" office:value-type="string">
            <text:p>Q9HZE7</text:p>
          </table:table-cell>
          <table:table-cell office:value-type="string">
            <text:p>PelD</text:p>
          </table:table-cell>
          <table:table-cell office:value-type="string">
            <text:p>Pseudomonas aeruginosa</text:p>
          </table:table-cell>
          <table:table-cell table:style-name="ce2" office:value-type="string">
            <text:p>A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4">
            <text:p>14</text:p>
          </table:table-cell>
          <table:table-cell office:value-type="string">
            <text:p>380A,376A,377A,378A,379A</text:p>
          </table:table-cell>
          <table:table-cell office:value-type="string">
            <text:p>370A,402A,367A,398A,399A,388A,391A,395A,158A,161A</text:p>
          </table:table-cell>
          <table:table-cell table:number-columns-repeated="1014"/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2" office:value-type="string">
            <text:p>3GCD</text:p>
          </table:table-cell>
          <table:table-cell table:style-name="ce2" office:value-type="string">
            <text:p>Q9KS12</text:p>
          </table:table-cell>
          <table:table-cell office:value-type="string">
            <text:p>RTX toxin RtxA</text:p>
          </table:table-cell>
          <table:table-cell office:value-type="string">
            <text:p>Vibrio cholerae serotype O1</text:p>
          </table:table-cell>
          <table:table-cell table:style-name="ce2" office:value-type="string">
            <text:p>A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4">
            <text:p>4</text:p>
          </table:table-cell>
          <table:table-cell office:value-type="string">
            <text:p>47A,92A,140A,91A,175A,177A,178A,184A</text:p>
          </table:table-cell>
          <table:table-cell office:value-type="string">
            <text:p>27A,200A,54A,195A,136A,28A,182A,169A,29A,171A,183A,85A,30A,55A</text:p>
          </table:table-cell>
          <table:table-cell table:number-columns-repeated="1014"/>
        </table:table-row>
        <table:table-row table:style-name="ro4">
          <table:table-cell table:style-name="ce2" office:value-type="float" office:value="75">
            <text:p>75</text:p>
          </table:table-cell>
          <table:table-cell table:style-name="ce2" office:value-type="string">
            <text:p>2RD5</text:p>
          </table:table-cell>
          <table:table-cell table:style-name="ce2" office:value-type="string">
            <text:p>Q9SCL7</text:p>
          </table:table-cell>
          <table:table-cell office:value-type="string">
            <text:p>Acetylglutamate kinase, chloroplastic </text:p>
          </table:table-cell>
          <table:table-cell office:value-type="string">
            <text:p>Arabidopsis thaliana</text:p>
          </table:table-cell>
          <table:table-cell table:style-name="ce2" office:value-type="string">
            <text:p>A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9">
            <text:p>9</text:p>
          </table:table-cell>
          <table:table-cell office:value-type="string">
            <text:p>215A,216A,255A,221A,247A,249A,45A</text:p>
          </table:table-cell>
          <table:table-cell office:value-type="string">
            <text:p>292A,289A,210A,287A,294A,291A,232A,288A,285A,290A,33A,284A</text:p>
          </table:table-cell>
          <table:table-cell table:number-columns-repeated="1014"/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2" office:value-type="string">
            <text:p>1NJJ</text:p>
          </table:table-cell>
          <table:table-cell table:style-name="ce2" office:value-type="string">
            <text:p>Q9TZZ6</text:p>
          </table:table-cell>
          <table:table-cell office:value-type="string">
            <text:p>Ornithine decarboxylase </text:p>
          </table:table-cell>
          <table:table-cell office:value-type="string">
            <text:p>Trypanosoma brucei gambiense</text:p>
          </table:table-cell>
          <table:table-cell table:style-name="ce2" office:value-type="string">
            <text:p>A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3">
            <text:p>13</text:p>
          </table:table-cell>
          <table:table-cell office:value-type="string">
            <text:p>331A,389A,237A,361A,277A,276A</text:p>
          </table:table-cell>
          <table:table-cell office:value-type="string">
            <text:p>340A,384A,341A,385A,22A,339A,382A,243A</text:p>
          </table:table-cell>
          <table:table-cell table:number-columns-repeated="1014"/>
        </table:table-row>
        <table:table-row table:style-name="ro4">
          <table:table-cell table:style-name="ce2" office:value-type="float" office:value="77">
            <text:p>77</text:p>
          </table:table-cell>
          <table:table-cell table:style-name="ce2" office:value-type="string">
            <text:p>4BZB</text:p>
          </table:table-cell>
          <table:table-cell table:style-name="ce2" office:value-type="string">
            <text:p>Q9Y3Z3</text:p>
          </table:table-cell>
          <table:table-cell office:value-type="string">
            <text:p>Deoxynucleoside triphosphate triphosphohydrolase SAMHD1 </text:p>
          </table:table-cell>
          <table:table-cell office:value-type="string">
            <text:p>Homo sapiens</text:p>
          </table:table-cell>
          <table:table-cell table:style-name="ce2" office:value-type="string">
            <text:p>A,B,C,D</text:p>
          </table:table-cell>
          <table:table-cell table:style-name="ce2" office:value-type="float" office:value="1926">
            <text:p>1926</text:p>
          </table:table-cell>
          <table:table-cell table:style-name="ce2" office:value-type="float" office:value="68">
            <text:p>68</text:p>
          </table:table-cell>
          <table:table-cell office:value-type="string">
            <text:p>206A,206B,206C,206D,333C,149A,149B,149C,149D,333D,376A,376B,376C,376D,366A,137A,137C,137B,137D,312B,312C,312A,312D,164D,164A,164C,164B,315C,315B,315A,315D,366D,358B,358C,358D,366C,366B,374D,374B,374C,374A,333B,333A,455D,455B,455C,455A,377C,377B,377A,377D,451B,352D,119B,352B,352C,352A,150B,150C,150A,150D,358A,142A,142C,142B,142D,523A,523B,523C,523D,375A,375C,375B,375D,319D,319C,319B,319A,354D,354A,354B,354C,156A,156B,156C,156D,119A,451C,119C,451A,119D,451D,116D,116A,116B,116C</text:p>
          </table:table-cell>
          <table:table-cell office:value-type="string">
            <text:p>145D,117D,157A,372A,165D,330C,155A,378A,125D,325A,118D,337C,136D</text:p>
          </table:table-cell>
          <table:table-cell table:number-columns-repeated="1014"/>
        </table:table-row>
        <table:table-row table:style-name="ro4">
          <table:table-cell table:style-name="ce2" office:value-type="float" office:value="78">
            <text:p>78</text:p>
          </table:table-cell>
          <table:table-cell table:style-name="ce2" office:value-type="string">
            <text:p>3LSW</text:p>
          </table:table-cell>
          <table:table-cell table:style-name="ce2" office:value-type="string">
            <text:p>Q9Z2W9</text:p>
          </table:table-cell>
          <table:table-cell office:value-type="string">
            <text:p>Glutamate receptor 3 </text:p>
          </table:table-cell>
          <table:table-cell office:value-type="string">
            <text:p>Mus musculus</text:p>
          </table:table-cell>
          <table:table-cell table:style-name="ce2" office:value-type="string">
            <text:p>A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5">
            <text:p>5</text:p>
          </table:table-cell>
          <table:table-cell office:value-type="string">
            <text:p>142A,89A,91A,96A,143A</text:p>
          </table:table-cell>
          <table:table-cell office:value-type="string">
            <text:p>219A,218A,217A,105A,108A,106A,107A</text:p>
          </table:table-cell>
          <table:table-cell table:number-columns-repeated="1014"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2" office:value-type="string">
            <text:p>2W4I</text:p>
          </table:table-cell>
          <table:table-cell table:style-name="ce2" office:value-type="string">
            <text:p>Q9ZLT0</text:p>
          </table:table-cell>
          <table:table-cell office:value-type="string">
            <text:p>Glutamate racemase </text:p>
          </table:table-cell>
          <table:table-cell office:value-type="string">
            <text:p>Helicobacter pylori</text:p>
          </table:table-cell>
          <table:table-cell table:style-name="ce2" office:value-type="string">
            <text:p>A,B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15">
            <text:p>15</text:p>
          </table:table-cell>
          <table:table-cell office:value-type="string">
            <text:p>39B,39A,72B,40B,40A,72A,8B,8A,182A,71B,71A,182B</text:p>
          </table:table-cell>
          <table:table-cell office:value-type="string">
            <text:p>147B,147A,41A,41B,253A,151A,151B,143A,186A,149A,38B,10A,117B,150B,150A,152A,38A,146A,146B,183A,252A,154A,248A,37B,13A,11A,17A</text:p>
          </table:table-cell>
          <table:table-cell table:number-columns-repeated="1014"/>
        </table:table-row>
        <table:table-row table:style-name="ro4" table:number-rows-repeated="654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 table:print="false"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column table:style-name="co4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PDB ID</text:p>
          </table:table-cell>
          <table:table-cell table:style-name="ce1" office:value-type="string">
            <text:p>UniProt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Organism</text:p>
          </table:table-cell>
          <table:table-cell table:style-name="ce1" office:value-type="string">
            <text:p>Chains used</text:p>
          </table:table-cell>
          <table:table-cell table:style-name="ce1" office:value-type="string">
            <text:p>No residues</text:p>
          </table:table-cell>
          <table:table-cell table:style-name="ce1" office:value-type="string">
            <text:p>No pockets</text:p>
          </table:table-cell>
          <table:table-cell table:style-name="ce1" office:value-type="string">
            <text:p>Active site residues</text:p>
          </table:table-cell>
          <table:table-cell table:style-name="ce1" office:value-type="string">
            <text:p>Allosteric site residues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MWB</text:p>
          </table:table-cell>
          <table:table-cell office:value-type="string">
            <text:p>A1R118</text:p>
          </table:table-cell>
          <table:table-cell office:value-type="string">
            <text:p>Prephenate dehydratase </text:p>
          </table:table-cell>
          <table:table-cell office:value-type="string">
            <text:p>Arthrobacter aurescens</text:p>
          </table:table-cell>
          <table:table-cell office:value-type="string">
            <text:p>A,B</text:p>
          </table:table-cell>
          <table:table-cell office:value-type="float" office:value="601">
            <text:p>601</text:p>
          </table:table-cell>
          <table:table-cell office:value-type="float" office:value="26">
            <text:p>26</text:p>
          </table:table-cell>
          <table:table-cell office:value-type="string">
            <text:p>158B,161B,158A,164A,161A</text:p>
          </table:table-cell>
          <table:table-cell office:value-type="string">
            <text:p>209B,210B,211B,226A,212B,244B,208B,205B,227A,232B,230A,228A,229A,213B,242B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E5U</text:p>
          </table:table-cell>
          <table:table-cell office:value-type="string">
            <text:p>B8FW11</text:p>
          </table:table-cell>
          <table:table-cell office:value-type="string">
            <text:p>Cyclic nucleotide-binding protein</text:p>
          </table:table-cell>
          <table:table-cell office:value-type="string">
            <text:p>Desulfitobacterium hafniense</text:p>
          </table:table-cell>
          <table:table-cell office:value-type="string">
            <text:p>A,B</text:p>
          </table:table-cell>
          <table:table-cell office:value-type="float" office:value="433">
            <text:p>433</text:p>
          </table:table-cell>
          <table:table-cell office:value-type="float" office:value="16">
            <text:p>16</text:p>
          </table:table-cell>
          <table:table-cell office:value-type="string">
            <text:p>214B,214A,206A,206B,177B,224B,166B,166A,155A,170A,170B,155B,182A,182B,149A,149B,173B,195A,195B,179B,179A,215A,215B,201A,167A,167B,201B,183B,183A,177A,225A,154A,194B,194A,204B,209A,209B,221A,199B,178A,178B,225B,217B,153B,153A,216A,216B,164A,204A,184B,184A,164B,172A,193B,193A,226B,158B,217A,152A,152B,165B,207B,207A,165A,220B,171B,171A,226A,185A,185B,192A,192B,200B,202A,202B,210B,151A,174A,174B,151B,199A,162B,162A,168B,186A,218B,218A,186B,159A,159B,191A,222B,191B,222A,221B,150B,150A,211B,205A,163A,163B,205B,198B,198A,173A,158A,219A,219B,187B,187A,190B,190A,227A,168A,200A,176B,157B,157A,176A,223B,223A,212B,180B,180A,160A,208A,197B,197A,160B,208B,172B,188B,188A,169B,203B,203A,169A,156A,156B,175B,175A,224A,213B,181A,181B,161B,196A,196B,161A,220A,189A,189B,154B</text:p>
          </table:table-cell>
          <table:table-cell office:value-type="string">
            <text:p>90A,92A,130A,63A,83A,85A,84A,86A,135B,134B,76A,133A,131B,94A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IFA</text:p>
          </table:table-cell>
          <table:table-cell office:value-type="string">
            <text:p>O00757</text:p>
          </table:table-cell>
          <table:table-cell office:value-type="string">
            <text:p>Fructose-1,6-bisphosphatase isozyme 2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26">
            <text:p>326</text:p>
          </table:table-cell>
          <table:table-cell office:value-type="float" office:value="14">
            <text:p>14</text:p>
          </table:table-cell>
          <table:table-cell office:value-type="string">
            <text:p>274A,215A,275A,269A,212A,244A,246A,247A,264A,243A,248A</text:p>
          </table:table-cell>
          <table:table-cell office:value-type="string">
            <text:p>27A,26A,24A,28A,140A,17A,29A,20A,177A,21A,30A,31A,112A,113A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F9N</text:p>
          </table:table-cell>
          <table:table-cell office:value-type="string">
            <text:p>O14757</text:p>
          </table:table-cell>
          <table:table-cell office:value-type="string">
            <text:p>Serine/threonine-protein kinase Chk1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253">
            <text:p>253</text:p>
          </table:table-cell>
          <table:table-cell office:value-type="float" office:value="9">
            <text:p>9</text:p>
          </table:table-cell>
          <table:table-cell office:value-type="string">
            <text:p>149A,55A</text:p>
          </table:table-cell>
          <table:table-cell office:value-type="string">
            <text:p>200A,209A,206A,93A,205A,217A,99A,96A,204A,208A,133A,207A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VD3</text:p>
          </table:table-cell>
          <table:table-cell office:value-type="string">
            <text:p>O27550</text:p>
          </table:table-cell>
          <table:table-cell office:value-type="string">
            <text:p>ATP phosphoribosyltransferase </text:p>
          </table:table-cell>
          <table:table-cell office:value-type="string">
            <text:p>Methanothermobacter thermautotrophicus</text:p>
          </table:table-cell>
          <table:table-cell office:value-type="string">
            <text:p>A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string">
            <text:p>160A,157A,158A,159A,161A</text:p>
          </table:table-cell>
          <table:table-cell office:value-type="string">
            <text:p>238A,240A,235A,237A,236A,255A,254A,256A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UXV</text:p>
          </table:table-cell>
          <table:table-cell office:value-type="string">
            <text:p>O57693</text:p>
          </table:table-cell>
          <table:table-cell office:value-type="string">
            <text:p>NAD(P)-dependent glyceraldehyde-3-phosphate dehydrogenase</text:p>
          </table:table-cell>
          <table:table-cell office:value-type="string">
            <text:p>Thermoproteus tenax</text:p>
          </table:table-cell>
          <table:table-cell office:value-type="string">
            <text:p>A</text:p>
          </table:table-cell>
          <table:table-cell office:value-type="float" office:value="499">
            <text:p>499</text:p>
          </table:table-cell>
          <table:table-cell office:value-type="float" office:value="15">
            <text:p>15</text:p>
          </table:table-cell>
          <table:table-cell office:value-type="string">
            <text:p>191A,165A,224A,244A,228A,243A,395A</text:p>
          </table:table-cell>
          <table:table-cell office:value-type="string">
            <text:p>72A,156A,157A,479A,155A,132A,79A,154A,134A,135A,133A,184A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R1R</text:p>
          </table:table-cell>
          <table:table-cell office:value-type="string">
            <text:p>P00452</text:p>
          </table:table-cell>
          <table:table-cell office:value-type="string">
            <text:p>Ribonucleoside-diphosphate reductase 1 subunit alpha </text:p>
          </table:table-cell>
          <table:table-cell office:value-type="string">
            <text:p>Escherichia coli</text:p>
          </table:table-cell>
          <table:table-cell office:value-type="string">
            <text:p>A,D,P</text:p>
          </table:table-cell>
          <table:table-cell office:value-type="float" office:value="749">
            <text:p>749</text:p>
          </table:table-cell>
          <table:table-cell office:value-type="float" office:value="27">
            <text:p>27</text:p>
          </table:table-cell>
          <table:table-cell office:value-type="string">
            <text:p>441B,209A,209C,209B,625C,624A,625A,624C,623A,623C,623B,625B,441C,624B,441A</text:p>
          </table:table-cell>
          <table:table-cell office:value-type="string">
            <text:p>59A,18A,9A,25A,91A,16A,17A,15A,22A,21A,55A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FIY</text:p>
          </table:table-cell>
          <table:table-cell office:value-type="string">
            <text:p>P00864</text:p>
          </table:table-cell>
          <table:table-cell office:value-type="string">
            <text:p>Phosphoenolpyruvate carboxylase </text:p>
          </table:table-cell>
          <table:table-cell office:value-type="string">
            <text:p>Escherichia coli</text:p>
          </table:table-cell>
          <table:table-cell office:value-type="string">
            <text:p>A</text:p>
          </table:table-cell>
          <table:table-cell office:value-type="float" office:value="873">
            <text:p>873</text:p>
          </table:table-cell>
          <table:table-cell office:value-type="float" office:value="38">
            <text:p>38</text:p>
          </table:table-cell>
          <table:table-cell office:value-type="string">
            <text:p>546A,138A</text:p>
          </table:table-cell>
          <table:table-cell office:value-type="string">
            <text:p>587A,769A,881A,773A,832A,819A,825A,880A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BXA</text:p>
          </table:table-cell>
          <table:table-cell office:value-type="string">
            <text:p>P02768</text:p>
          </table:table-cell>
          <table:table-cell office:value-type="string">
            <text:p>Serum albumin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569">
            <text:p>569</text:p>
          </table:table-cell>
          <table:table-cell office:value-type="float" office:value="22">
            <text:p>22</text:p>
          </table:table-cell>
          <table:table-cell office:value-type="string">
            <text:p>410A,411A,481A,351A,489A,482A</text:p>
          </table:table-cell>
          <table:table-cell office:value-type="string">
            <text:p>214A,235A,216A,212A,354A,223A,324A,257A,218A,328A,291A,260A,264A,238A,150A,232A,347A,213A,242A,222A,219A,209A,327A,199A,290A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JHR</text:p>
          </table:table-cell>
          <table:table-cell office:value-type="string">
            <text:p>P08799</text:p>
          </table:table-cell>
          <table:table-cell office:value-type="string">
            <text:p>Myosin-2 heavy chain </text:p>
          </table:table-cell>
          <table:table-cell office:value-type="string">
            <text:p>Dictyostelium discoideum</text:p>
          </table:table-cell>
          <table:table-cell office:value-type="string">
            <text:p>A</text:p>
          </table:table-cell>
          <table:table-cell office:value-type="float" office:value="776">
            <text:p>776</text:p>
          </table:table-cell>
          <table:table-cell office:value-type="float" office:value="33">
            <text:p>33</text:p>
          </table:table-cell>
          <table:table-cell office:value-type="string">
            <text:p>186A,187A,233A,127A,185A,184A,182A</text:p>
          </table:table-cell>
          <table:table-cell office:value-type="string">
            <text:p>619A,239A,637A,471A,620A,456A,423A,617A,431A,427A,262A,264A,238A,590A,592A,618A,240A,634A,428A,470A,474A,467A,638A,420A,455A,261A,265A,263A,424A</text:p>
          </table:table-cell>
          <table:table-cell table:number-columns-repeated="101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1H9G</text:p>
          </table:table-cell>
          <table:table-cell office:value-type="string">
            <text:p>P0A8V6</text:p>
          </table:table-cell>
          <table:table-cell office:value-type="string">
            <text:p>Fatty acid metabolism regulator protein</text:p>
          </table:table-cell>
          <table:table-cell office:value-type="string">
            <text:p>Escherichia coli</text:p>
          </table:table-cell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string">
            <text:p>38A,39A,47A,53A,34A,35A,37A,51A,40A,49A,48A,36A,42A,50A,45A,44A,43A,46A,52A,41A</text:p>
          </table:table-cell>
          <table:table-cell office:value-type="string">
            <text:p>168A,145A,176A,216A,223A,104A,217A,164A,180A,106A,172A,99A,179A,103A,165A,101A,175A,224A,105A,213A,107A,219A,220A,108A,102A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4JAF</text:p>
          </table:table-cell>
          <table:table-cell office:value-type="string">
            <text:p>P0ABH7</text:p>
          </table:table-cell>
          <table:table-cell office:value-type="string">
            <text:p>Citrate synthase </text:p>
          </table:table-cell>
          <table:table-cell office:value-type="string">
            <text:p>Escherichia coli</text:p>
          </table:table-cell>
          <table:table-cell office:value-type="string">
            <text:p>A</text:p>
          </table:table-cell>
          <table:table-cell office:value-type="float" office:value="426">
            <text:p>426</text:p>
          </table:table-cell>
          <table:table-cell office:value-type="float" office:value="18">
            <text:p>18</text:p>
          </table:table-cell>
          <table:table-cell office:value-type="string">
            <text:p>307A,306A,309A,313A,370A,359A,271A,413A,368A,270A,310A,363A</text:p>
          </table:table-cell>
          <table:table-cell office:value-type="string">
            <text:p>111A,159A,145A,110A,167A,189A,155A,163A,162A,114A,109A,108A,106A,112A,113A,158A</text:p>
          </table:table-cell>
          <table:table-cell table:number-columns-repeated="1014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YHD</text:p>
          </table:table-cell>
          <table:table-cell office:value-type="string">
            <text:p>P10275</text:p>
          </table:table-cell>
          <table:table-cell office:value-type="string">
            <text:p>Androgen receptor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office:value-type="string">
            <text:p>705A,877A</text:p>
          </table:table-cell>
          <table:table-cell office:value-type="string">
            <text:p>829A,833A,898A,724A,830A,734A,834A,738A,826A,894A,730A,727A,723A,733A,720A,716A,726A,725A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Z8D</text:p>
          </table:table-cell>
          <table:table-cell office:value-type="string">
            <text:p>P11217</text:p>
          </table:table-cell>
          <table:table-cell office:value-type="string">
            <text:p>Glycogen phosphorylase, muscle form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819">
            <text:p>819</text:p>
          </table:table-cell>
          <table:table-cell office:value-type="float" office:value="29">
            <text:p>29</text:p>
          </table:table-cell>
          <table:table-cell office:value-type="string">
            <text:p>377A,675A,484A,672A,284A</text:p>
          </table:table-cell>
          <table:table-cell office:value-type="string">
            <text:p>315A,309A,612A,318A,317A,613A,282A,310A,75A,610A,285A,316A,67A,71A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3N1V</text:p>
          </table:table-cell>
          <table:table-cell office:value-type="string">
            <text:p>P14324</text:p>
          </table:table-cell>
          <table:table-cell office:value-type="string">
            <text:p>Farnesyl pyrophosphate synthase </text:p>
          </table:table-cell>
          <table:table-cell office:value-type="string">
            <text:p>Homo sapiens</text:p>
          </table:table-cell>
          <table:table-cell office:value-type="string">
            <text:p>F</text:p>
          </table:table-cell>
          <table:table-cell office:value-type="float" office:value="343">
            <text:p>343</text:p>
          </table:table-cell>
          <table:table-cell office:value-type="float" office:value="12">
            <text:p>12</text:p>
          </table:table-cell>
          <table:table-cell office:value-type="string">
            <text:p>200F,201F,107F,257F,243F,112F</text:p>
          </table:table-cell>
          <table:table-cell office:value-type="string">
            <text:p>239F,59F,10F,206F,347F,60F,63F,205F,344F,57F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H6O</text:p>
          </table:table-cell>
          <table:table-cell office:value-type="string">
            <text:p>P14618</text:p>
          </table:table-cell>
          <table:table-cell office:value-type="string">
            <text:p>Pyruvate kinase PKM </text:p>
          </table:table-cell>
          <table:table-cell office:value-type="string">
            <text:p>Homo sapiens</text:p>
          </table:table-cell>
          <table:table-cell office:value-type="string">
            <text:p>A,B</text:p>
          </table:table-cell>
          <table:table-cell office:value-type="float" office:value="1003">
            <text:p>1003</text:p>
          </table:table-cell>
          <table:table-cell office:value-type="float" office:value="39">
            <text:p>39</text:p>
          </table:table-cell>
          <table:table-cell office:value-type="string">
            <text:p>274A,73A,274B,215A,215B,296B,328B,328A,295A,73B,213B,295B,213A,296A,270A,270B</text:p>
          </table:table-cell>
          <table:table-cell office:value-type="string">
            <text:p>394B,43A,518A,471A,354B,468A,106A,522A,464A,311B,520A,26B,26A,431A,437A,516A,30A,44A,46A,514A,397A,389A,469A,470A,394A,519A,30B,482A,353A,27B,353B,521A,393A,434A,517A,436A,390A,390B,432A,45A,489A,433A,70A,354A</text:p>
          </table:table-cell>
          <table:table-cell table:number-columns-repeated="101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3HO6</text:p>
          </table:table-cell>
          <table:table-cell office:value-type="string">
            <text:p>P16154</text:p>
          </table:table-cell>
          <table:table-cell office:value-type="string">
            <text:p>Toxin A</text:p>
          </table:table-cell>
          <table:table-cell office:value-type="string">
            <text:p>Peptoclostridium difficile</text:p>
          </table:table-cell>
          <table:table-cell office:value-type="string">
            <text:p>A</text:p>
          </table:table-cell>
          <table:table-cell office:value-type="float" office:value="251">
            <text:p>251</text:p>
          </table:table-cell>
          <table:table-cell office:value-type="float" office:value="9">
            <text:p>9</text:p>
          </table:table-cell>
          <table:table-cell office:value-type="string">
            <text:p>156A,202A</text:p>
          </table:table-cell>
          <table:table-cell office:value-type="string">
            <text:p>253A,35A,37A,211A,235A,224A,212A,105A,60A,154A,252A,57A,61A,107A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3PXF</text:p>
          </table:table-cell>
          <table:table-cell office:value-type="string">
            <text:p>P24941</text:p>
          </table:table-cell>
          <table:table-cell office:value-type="string">
            <text:p>Cyclin-dependent kinase 2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02">
            <text:p>302</text:p>
          </table:table-cell>
          <table:table-cell office:value-type="float" office:value="9">
            <text:p>9</text:p>
          </table:table-cell>
          <table:table-cell office:value-type="string">
            <text:p>145A,81A,129A,132A,131A,14A,33A</text:p>
          </table:table-cell>
          <table:table-cell office:value-type="string">
            <text:p>64A,52A,35A,37A,80A,146A,15A,69A,71A,154A,144A,56A,76A,55A,66A,78A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CSM</text:p>
          </table:table-cell>
          <table:table-cell office:value-type="string">
            <text:p>P32178</text:p>
          </table:table-cell>
          <table:table-cell office:value-type="string">
            <text:p>Chorismate mutase </text:p>
          </table:table-cell>
          <table:table-cell office:value-type="string">
            <text:p>Saccharomyces cerevisiae</text:p>
          </table:table-cell>
          <table:table-cell office:value-type="string">
            <text:p>A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string">
            <text:p>157A,194A,16A,198A</text:p>
          </table:table-cell>
          <table:table-cell office:value-type="string">
            <text:p>98A,82A,100A,74A,75A,79A,76A,71A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3H1V</text:p>
          </table:table-cell>
          <table:table-cell office:value-type="string">
            <text:p>P35557</text:p>
          </table:table-cell>
          <table:table-cell office:value-type="string">
            <text:p>Glucokinase </text:p>
          </table:table-cell>
          <table:table-cell office:value-type="string">
            <text:p>Homo sapiens</text:p>
          </table:table-cell>
          <table:table-cell office:value-type="string">
            <text:p>X</text:p>
          </table:table-cell>
          <table:table-cell office:value-type="float" office:value="446">
            <text:p>446</text:p>
          </table:table-cell>
          <table:table-cell office:value-type="float" office:value="13">
            <text:p>13</text:p>
          </table:table-cell>
          <table:table-cell office:value-type="string">
            <text:p>256X,231X,205X,290X,204X,168X,169X</text:p>
          </table:table-cell>
          <table:table-cell office:value-type="string">
            <text:p>451X,61X,452X,63X,62X,96X,98X,97X,211X,220X,235X,210X,455X,64X,218X,215X,159X,65X,214X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1H5S</text:p>
          </table:table-cell>
          <table:table-cell office:value-type="string">
            <text:p>P37744</text:p>
          </table:table-cell>
          <table:table-cell office:value-type="string">
            <text:p>Glucose-1-phosphate thymidylyltransferase 1 </text:p>
          </table:table-cell>
          <table:table-cell office:value-type="string">
            <text:p>Escherichia coli</text:p>
          </table:table-cell>
          <table:table-cell office:value-type="string">
            <text:p>A,D</text:p>
          </table:table-cell>
          <table:table-cell office:value-type="float" office:value="580">
            <text:p>580</text:p>
          </table:table-cell>
          <table:table-cell office:value-type="float" office:value="19">
            <text:p>19</text:p>
          </table:table-cell>
          <table:table-cell office:value-type="string">
            <text:p>8A,251D,82D,82A,251A,8D,118D,118A,15A,26A,26D,10A,10D,14D,117D,117A,14A,15D,220A,220D,119A,119D,13A,13D,25A,25D,116D,116A</text:p>
          </table:table-cell>
          <table:table-cell office:value-type="string">
            <text:p>219D,46A,250A,252A,260A,221D,256A,115A,257A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3O2M</text:p>
          </table:table-cell>
          <table:table-cell office:value-type="string">
            <text:p>P45983</text:p>
          </table:table-cell>
          <table:table-cell office:value-type="string">
            <text:p>Mitogen-activated protein kinase 8 </text:p>
          </table:table-cell>
          <table:table-cell office:value-type="string">
            <text:p>Homo sapiens</text:p>
          </table:table-cell>
          <table:table-cell office:value-type="string">
            <text:p>A,B</text:p>
          </table:table-cell>
          <table:table-cell office:value-type="float" office:value="716">
            <text:p>716</text:p>
          </table:table-cell>
          <table:table-cell office:value-type="float" office:value="37">
            <text:p>37</text:p>
          </table:table-cell>
          <table:table-cell office:value-type="string">
            <text:p>111A,111B,109A,109B</text:p>
          </table:table-cell>
          <table:table-cell office:value-type="string">
            <text:p>256A,253A,199A,255A,255B,234A,259A,180A,198A,230A,178A,184B,197A,231A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4MDK</text:p>
          </table:table-cell>
          <table:table-cell office:value-type="string">
            <text:p>P49427</text:p>
          </table:table-cell>
          <table:table-cell office:value-type="string">
            <text:p>Ubiquitin-conjugating enzyme E2 R1 </text:p>
          </table:table-cell>
          <table:table-cell office:value-type="string">
            <text:p>Homo sapiens</text:p>
          </table:table-cell>
          <table:table-cell office:value-type="string">
            <text:p>A,E</text:p>
          </table:table-cell>
          <table:table-cell office:value-type="float" office:value="244">
            <text:p>244</text:p>
          </table:table-cell>
          <table:table-cell office:value-type="float" office:value="9">
            <text:p>9</text:p>
          </table:table-cell>
          <table:table-cell office:value-type="string">
            <text:p>93A</text:p>
          </table:table-cell>
          <table:table-cell office:value-type="string">
            <text:p>148A,52A,53A,47E,28A,151A,48A,51A,132A,131A,58A,45A,161A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BBG</text:p>
          </table:table-cell>
          <table:table-cell office:value-type="string">
            <text:p>P52732</text:p>
          </table:table-cell>
          <table:table-cell office:value-type="string">
            <text:p>Kinesin-like protein KIF11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string">
            <text:p>111A,112A,113A,108A</text:p>
          </table:table-cell>
          <table:table-cell office:value-type="string">
            <text:p>214A,269A,104A,356A,299A,289A,118A,218A,352A,297A,295A,287A,117A,270A,293A,137A,215A,266A,211A,130A,288A,355A,119A,353A,332A,300A,133A,221A,132A,296A,116A,292A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3H30</text:p>
          </table:table-cell>
          <table:table-cell office:value-type="string">
            <text:p>P68400</text:p>
          </table:table-cell>
          <table:table-cell office:value-type="string">
            <text:p>Casein kinase II subunit alpha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33">
            <text:p>333</text:p>
          </table:table-cell>
          <table:table-cell office:value-type="float" office:value="17">
            <text:p>17</text:p>
          </table:table-cell>
          <table:table-cell office:value-type="string">
            <text:p>118A,47A,41A,48A,110A</text:p>
          </table:table-cell>
          <table:table-cell office:value-type="string">
            <text:p>39A,40A,103A,101A,104A,69A,67A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1B86</text:p>
          </table:table-cell>
          <table:table-cell office:value-type="string">
            <text:p>P68871</text:p>
          </table:table-cell>
          <table:table-cell office:value-type="string">
            <text:p>Hemoglobin subunit beta </text:p>
          </table:table-cell>
          <table:table-cell office:value-type="string">
            <text:p>Homo sapiens</text:p>
          </table:table-cell>
          <table:table-cell office:value-type="string">
            <text:p>A,B,C,D</text:p>
          </table:table-cell>
          <table:table-cell office:value-type="float" office:value="574">
            <text:p>574</text:p>
          </table:table-cell>
          <table:table-cell office:value-type="float" office:value="22">
            <text:p>22</text:p>
          </table:table-cell>
          <table:table-cell office:value-type="string">
            <text:p>458C,58A</text:p>
          </table:table-cell>
          <table:table-cell office:value-type="string">
            <text:p>545D,225B,145B,625D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1QP0</text:p>
          </table:table-cell>
          <table:table-cell office:value-type="string">
            <text:p>P9WJJ7</text:p>
          </table:table-cell>
          <table:table-cell office:value-type="string">
            <text:p>HTH-type transcriptional repressor PurR </text:p>
          </table:table-cell>
          <table:table-cell office:value-type="string">
            <text:p>Mycobacterium tuberculosis</text:p>
          </table:table-cell>
          <table:table-cell office:value-type="string">
            <text:p>A</text:p>
          </table:table-cell>
          <table:table-cell office:value-type="float" office:value="338">
            <text:p>338</text:p>
          </table:table-cell>
          <table:table-cell office:value-type="float" office:value="12">
            <text:p>12</text:p>
          </table:table-cell>
          <table:table-cell office:value-type="string">
            <text:p>53A,51A,23A,54A,22A,5A,12A,7A,9A,10A,16A,48A,20A,14A,56A,18A,52A,50A,4A,6A,13A,11A,55A,8A,49A,17A,15A,21A,19A</text:p>
          </table:table-cell>
          <table:table-cell office:value-type="string">
            <text:p>73A,192A,275A,190A,74A,221A,196A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1NH8</text:p>
          </table:table-cell>
          <table:table-cell office:value-type="string">
            <text:p>P9WMN1</text:p>
          </table:table-cell>
          <table:table-cell office:value-type="string">
            <text:p>ATP phosphoribosyltransferase </text:p>
          </table:table-cell>
          <table:table-cell office:value-type="string">
            <text:p>Mycobacterium tuberculosis</text:p>
          </table:table-cell>
          <table:table-cell office:value-type="string">
            <text:p>A</text:p>
          </table:table-cell>
          <table:table-cell office:value-type="float" office:value="276">
            <text:p>276</text:p>
          </table:table-cell>
          <table:table-cell office:value-type="float" office:value="11">
            <text:p>11</text:p>
          </table:table-cell>
          <table:table-cell office:value-type="string">
            <text:p>160A,157A,158A,159A,161A</text:p>
          </table:table-cell>
          <table:table-cell office:value-type="string">
            <text:p>218A,217A,275A,216A,273A,242A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3DC2</text:p>
          </table:table-cell>
          <table:table-cell office:value-type="string">
            <text:p>P9WNX3</text:p>
          </table:table-cell>
          <table:table-cell office:value-type="string">
            <text:p>D-3-phosphoglycerate dehydrogenase </text:p>
          </table:table-cell>
          <table:table-cell office:value-type="string">
            <text:p>Mycobacterium tuberculosis</text:p>
          </table:table-cell>
          <table:table-cell office:value-type="string">
            <text:p>A</text:p>
          </table:table-cell>
          <table:table-cell office:value-type="float" office:value="526">
            <text:p>526</text:p>
          </table:table-cell>
          <table:table-cell office:value-type="float" office:value="19">
            <text:p>19</text:p>
          </table:table-cell>
          <table:table-cell office:value-type="string">
            <text:p>186A,241A,239A,212A,163A,162A,213A,182A</text:p>
          </table:table-cell>
          <table:table-cell office:value-type="string">
            <text:p>463A,465A,461A,487A,468A,464A,466A,467A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3LAJ</text:p>
          </table:table-cell>
          <table:table-cell office:value-type="string">
            <text:p>P9WPY8</text:p>
          </table:table-cell>
          <table:table-cell office:value-type="string">
            <text:p>Arginine repressor</text:p>
          </table:table-cell>
          <table:table-cell office:value-type="string">
            <text:p>Mycobacterium tuberculosis</text:p>
          </table:table-cell>
          <table:table-cell office:value-type="string">
            <text:p>A,C,F</text:p>
          </table:table-cell>
          <table:table-cell office:value-type="float" office:value="453">
            <text:p>453</text:p>
          </table:table-cell>
          <table:table-cell office:value-type="float" office:value="11">
            <text:p>11</text:p>
          </table:table-cell>
          <table:table-cell office:value-type="string">
            <text:p>64C,53C,72C,68C,78C,75C,63C,58C,77C,61C,56C,71C,67C,54C,73C,65C,52C,69C,62C,59C,74C,60C,57C,76C,66C,55C,70C</text:p>
          </table:table-cell>
          <table:table-cell office:value-type="string">
            <text:p>145C,147C,146F,144A,125A,129A,146C,142A,132A,128A,143A,148C</text:p>
          </table:table-cell>
          <table:table-cell table:number-columns-repeated="101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EBW</text:p>
          </table:table-cell>
          <table:table-cell office:value-type="string">
            <text:p>Q05397</text:p>
          </table:table-cell>
          <table:table-cell office:value-type="string">
            <text:p>Focal adhesion kinase 1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259">
            <text:p>259</text:p>
          </table:table-cell>
          <table:table-cell office:value-type="float" office:value="7">
            <text:p>7</text:p>
          </table:table-cell>
          <table:table-cell office:value-type="string">
            <text:p>567A,454A,550A,564A,500A,471A,432A,565A</text:p>
          </table:table-cell>
          <table:table-cell office:value-type="string">
            <text:p>604A,611A,607A,551A,608A,534A,483A,544A,537A,563A,562A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BU7</text:p>
          </table:table-cell>
          <table:table-cell office:value-type="string">
            <text:p>Q15119</text:p>
          </table:table-cell>
          <table:table-cell office:value-type="string">
            <text:p>Pyruvate dehydrogenase kinase isozyme 2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58">
            <text:p>358</text:p>
          </table:table-cell>
          <table:table-cell office:value-type="float" office:value="10">
            <text:p>10</text:p>
          </table:table-cell>
          <table:table-cell office:value-type="string">
            <text:p>322A,282A,319A,295A</text:p>
          </table:table-cell>
          <table:table-cell office:value-type="string">
            <text:p>64A,111A,147A,41A,53A,80A,154A,164A,143A,160A,63A,44A,115A,67A,157A,374A,73A,40A,125A,28A,129A,146A,167A,142A,163A,112A,158A,31A,161A,27A,23A,122A,45A,126A,66A</text:p>
          </table:table-cell>
          <table:table-cell table:number-columns-repeated="101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HVW</text:p>
          </table:table-cell>
          <table:table-cell office:value-type="string">
            <text:p>Q8DSE5</text:p>
          </table:table-cell>
          <table:table-cell office:value-type="string">
            <text:p>Putative deoxycytidylate deaminase</text:p>
          </table:table-cell>
          <table:table-cell office:value-type="string">
            <text:p>Streptococcus mutans serotype c</text:p>
          </table:table-cell>
          <table:table-cell office:value-type="string">
            <text:p>A,B</text:p>
          </table:table-cell>
          <table:table-cell office:value-type="float" office:value="293">
            <text:p>293</text:p>
          </table:table-cell>
          <table:table-cell office:value-type="float" office:value="11">
            <text:p>11</text:p>
          </table:table-cell>
          <table:table-cell office:value-type="string">
            <text:p>73A,26B,26A,73B,72B,72A,69B,65A,69A,45A,121B,121A,99A,99B,65B,45B,120A,66B,66A,120B</text:p>
          </table:table-cell>
          <table:table-cell office:value-type="string">
            <text:p>47A,53A,23A,43A,75A,108B,21A,44A,50A,46A,49A</text:p>
          </table:table-cell>
          <table:table-cell table:number-columns-repeated="101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3F6G</text:p>
          </table:table-cell>
          <table:table-cell office:value-type="string">
            <text:p>Q8F3Q1</text:p>
          </table:table-cell>
          <table:table-cell office:value-type="string">
            <text:p>Alpha-isopropylmalate synthase</text:p>
          </table:table-cell>
          <table:table-cell office:value-type="string">
            <text:p>Leptospira interrogans serogroup Icterohaemorrhagiae serovar Lai</text:p>
          </table:table-cell>
          <table:table-cell office:value-type="string">
            <text:p>A,B</text:p>
          </table:table-cell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string">
            <text:p>400A,400B,408B,408A</text:p>
          </table:table-cell>
          <table:table-cell office:value-type="string">
            <text:p>463B,465B,454A,493B,458B,431A,430A,428A,468B,494B,464B,495B,429A,466B</text:p>
          </table:table-cell>
          <table:table-cell table:number-columns-repeated="101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EPS</text:p>
          </table:table-cell>
          <table:table-cell office:value-type="string">
            <text:p>Q8X607</text:p>
          </table:table-cell>
          <table:table-cell office:value-type="string">
            <text:p>Isocitrate dehydrogenase kinase/phosphatase </text:p>
          </table:table-cell>
          <table:table-cell office:value-type="string">
            <text:p>Escherichia coli</text:p>
          </table:table-cell>
          <table:table-cell office:value-type="string">
            <text:p>A</text:p>
          </table:table-cell>
          <table:table-cell office:value-type="float" office:value="566">
            <text:p>566</text:p>
          </table:table-cell>
          <table:table-cell office:value-type="float" office:value="20">
            <text:p>20</text:p>
          </table:table-cell>
          <table:table-cell office:value-type="string">
            <text:p>462A,318A,477A,478A,316A,417A,416A,325A,475A,322A,419A</text:p>
          </table:table-cell>
          <table:table-cell office:value-type="string">
            <text:p>105A,376A,101A,294A,295A,291A,104A,378A,116A,375A,113A,298A,377A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1XTU</text:p>
          </table:table-cell>
          <table:table-cell office:value-type="string">
            <text:p>Q980Q4</text:p>
          </table:table-cell>
          <table:table-cell office:value-type="string">
            <text:p>Uracil phosphoribosyltransferase </text:p>
          </table:table-cell>
          <table:table-cell office:value-type="string">
            <text:p>Sulfolobus solfataricus</text:p>
          </table:table-cell>
          <table:table-cell office:value-type="string">
            <text:p>A,E,H</text:p>
          </table:table-cell>
          <table:table-cell office:value-type="float" office:value="645">
            <text:p>645</text:p>
          </table:table-cell>
          <table:table-cell office:value-type="float" office:value="14">
            <text:p>14</text:p>
          </table:table-cell>
          <table:table-cell office:value-type="string">
            <text:p>169E,169A,169H,112H,170A,170E,170H,112A,112E</text:p>
          </table:table-cell>
          <table:table-cell office:value-type="string">
            <text:p>93H,96H,91H,94H,37A,37E,91A,29A,91E,87H,30A,90H,33A,87A</text:p>
          </table:table-cell>
          <table:table-cell table:number-columns-repeated="101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1FX2</text:p>
          </table:table-cell>
          <table:table-cell office:value-type="string">
            <text:p>Q99279</text:p>
          </table:table-cell>
          <table:table-cell office:value-type="string">
            <text:p>Receptor-type adenylate cyclase GRESAG 4.1 </text:p>
          </table:table-cell>
          <table:table-cell office:value-type="string">
            <text:p>Trypanosoma brucei brucei</text:p>
          </table:table-cell>
          <table:table-cell office:value-type="string">
            <text:p>A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string">
            <text:p>906A,949A</text:p>
          </table:table-cell>
          <table:table-cell office:value-type="string">
            <text:p>1061A,1021A,1020A,1019A,969A,973A,1018A,1109A,972A,1017A,1016A</text:p>
          </table:table-cell>
          <table:table-cell table:number-columns-repeated="101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4C7B</text:p>
          </table:table-cell>
          <table:table-cell office:value-type="string">
            <text:p>Q9NTG7</text:p>
          </table:table-cell>
          <table:table-cell office:value-type="string">
            <text:p>NAD-dependent protein deacetylase sirtuin-3, mitochondrial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string">
            <text:p>248A</text:p>
          </table:table-cell>
          <table:table-cell office:value-type="string">
            <text:p>195A,157A,176A,146A,230A,180A,173A,228A,179A,229A,231A</text:p>
          </table:table-cell>
          <table:table-cell table:number-columns-repeated="101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4I1R</text:p>
          </table:table-cell>
          <table:table-cell office:value-type="string">
            <text:p>Q9UDY8</text:p>
          </table:table-cell>
          <table:table-cell office:value-type="string">
            <text:p>Mucosa-associated lymphoid tissue lymphoma translocation protein 1 </text:p>
          </table:table-cell>
          <table:table-cell office:value-type="string">
            <text:p>Homo sapiens</text:p>
          </table:table-cell>
          <table:table-cell office:value-type="string">
            <text:p>A</text:p>
          </table:table-cell>
          <table:table-cell office:value-type="float" office:value="353">
            <text:p>353</text:p>
          </table:table-cell>
          <table:table-cell office:value-type="float" office:value="16">
            <text:p>16</text:p>
          </table:table-cell>
          <table:table-cell office:value-type="string">
            <text:p>464A,415A</text:p>
          </table:table-cell>
          <table:table-cell office:value-type="string">
            <text:p>397A,717A,344A,580A,398A,576A,345A,381A,346A,400A,394A,401A,379A,715A</text:p>
          </table:table-cell>
          <table:table-cell table:number-columns-repeated="101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3PG9</text:p>
          </table:table-cell>
          <table:table-cell office:value-type="string">
            <text:p>Q9WYH8</text:p>
          </table:table-cell>
          <table:table-cell office:value-type="string">
            <text:p>Phospho-2-dehydro-3-deoxyheptonate aldolase </text:p>
          </table:table-cell>
          <table:table-cell office:value-type="string">
            <text:p>Thermotoga maritima</text:p>
          </table:table-cell>
          <table:table-cell office:value-type="string">
            <text:p>A,F</text:p>
          </table:table-cell>
          <table:table-cell office:value-type="float" office:value="676">
            <text:p>676</text:p>
          </table:table-cell>
          <table:table-cell office:value-type="float" office:value="16">
            <text:p>16</text:p>
          </table:table-cell>
          <table:table-cell office:value-type="string">
            <text:p>126F,237F,207F,237A,185A,126A,207A,185F</text:p>
          </table:table-cell>
          <table:table-cell office:value-type="string">
            <text:p>65F,38A,41F,34A,35A,40F,43F,36A,2F,1F,66F,31A,42F,33A,45F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13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.greener13@imperial.ac.uk </meta:initial-creator>
    <meta:creation-date>2015-04-30T15:04:01</meta:creation-date>
    <meta:generator>OpenOffice.org/3.2$Unix OpenOffice.org_project/320m19$Build-9505</meta:generator>
    <dc:date>2015-05-07T13:01:41</dc:date>
    <dc:creator>joe.greener13@imperial.ac.uk </dc:creator>
    <meta:editing-duration>PT164H53M24S</meta:editing-duration>
    <meta:editing-cycles>4</meta:editing-cycles>
    <meta:document-statistic meta:table-count="2" meta:cell-count="1210" meta:object-count="0"/>
  </office:meta>
</office:document-meta>
</file>